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3cm" fo:min-width="2.79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3cm" fo:min-width="2.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7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cm" fo:min-width="0.07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75cm" fo:min-width="0.15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74cm" fo:min-width="0.15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15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75cm" fo:min-width="0.07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75cm" fo:min-width="0.23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74cm" fo:min-width="0.23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36cm" fo:min-width="0.2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37cm" fo:min-width="0.26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74cm" fo:min-width="1.05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.018cm" svg:stroke-color="#d5d5d5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5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4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7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1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0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4cm" fo:min-width="3.12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ffffff" draw:opacity="0%"/>
    </style:style>
    <style:style style:name="gr31" style:family="graphic" style:parent-style-name="standard">
      <style:graphic-properties draw:stroke="none" svg:stroke-width="0.018cm" svg:stroke-color="#000000" draw:marker-start-width="0.227cm" draw:marker-end-width="0.227cm" draw:fill="solid" draw:fill-color="#666666"/>
    </style:style>
    <style:style style:name="gr32" style:family="graphic" style:parent-style-name="standard">
      <style:graphic-properties draw:stroke="none" svg:stroke-width="0.018cm" svg:stroke-color="#000000" draw:marker-start-width="0.227cm" draw:marker-end-width="0.227cm" draw:fill="solid" draw:fill-color="#b7b7b7"/>
    </style:style>
    <style:style style:name="gr33" style:family="graphic" style:parent-style-name="standard">
      <style:graphic-properties draw:stroke="none" svg:stroke-width="0.018cm" svg:stroke-color="#000000" draw:marker-start-width="0.227cm" draw:marker-end-width="0.227cm" draw:fill="solid" draw:fill-color="#999999"/>
    </style:style>
    <style:style style:name="gr34" style:family="graphic" style:parent-style-name="standard">
      <style:graphic-properties draw:stroke="none" svg:stroke-width="0.018cm" svg:stroke-color="#000000" draw:marker-start-width="0.227cm" draw:marker-end-width="0.227cm" draw:fill="solid" draw:fill-color="#d9d9d9"/>
    </style:style>
    <style:style style:name="gr35" style:family="graphic" style:parent-style-name="standard">
      <style:graphic-properties draw:stroke="none" svg:stroke-color="#000000" draw:fill="solid" draw:fill-color="#f3f3f3"/>
    </style:style>
    <style:style style:name="gr36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round" draw:fill="none" fo:padding-top="0.009cm" fo:padding-bottom="0.009cm" fo:padding-left="0.009cm" fo:padding-right="0.009cm"/>
    </style:style>
    <style:style style:name="gr37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75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4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41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width="0.018cm" svg:stroke-color="#000000" draw:marker-start-width="0.227cm" draw:marker-end-width="0.227cm" draw:fill="solid" draw:fill-color="#9e9e9e"/>
    </style:style>
    <style:style style:name="gr41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58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11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15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0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15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92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4cm" fo:min-width="2.79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25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svg:stroke-width="0.018cm" draw:marker-start-width="0.227cm" draw:marker-end-width="0.227cm" draw:fill="solid" draw:fill-color="#666666"/>
    </style:style>
    <style:style style:name="gr50" style:family="graphic" style:parent-style-name="standard">
      <style:graphic-properties draw:stroke="none" svg:stroke-width="0.018cm" draw:marker-start-width="0.227cm" draw:marker-end-width="0.227cm" draw:fill="solid" draw:fill-color="#b7b7b7"/>
    </style:style>
    <style:style style:name="gr51" style:family="graphic" style:parent-style-name="standard">
      <style:graphic-properties draw:stroke="none" svg:stroke-width="0.018cm" draw:marker-start-width="0.227cm" draw:marker-end-width="0.227cm" draw:fill="solid" draw:fill-color="#d9d9d9"/>
    </style:style>
    <style:style style:name="gr52" style:family="graphic" style:parent-style-name="standard">
      <style:graphic-properties draw:stroke="none" svg:stroke-width="0.018cm" draw:marker-start-width="0.227cm" draw:marker-end-width="0.227cm" draw:fill="solid" draw:fill-color="#f3f3f3"/>
    </style:style>
    <style:style style:name="gr53" style:family="graphic" style:parent-style-name="standard">
      <style:graphic-properties draw:stroke="none" svg:stroke-width="0.018cm" draw:marker-start-width="0.227cm" draw:marker-end-width="0.227cm" draw:fill="solid" draw:fill-color="#9e9e9e"/>
    </style:style>
    <style:style style:name="gr54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4cm" fo:min-width="2.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10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095cm" fo:padding-top="0cm" fo:padding-bottom="0cm" fo:padding-left="0cm" fo:padding-right="0cm"/>
      <style:paragraph-properties style:writing-mode="lr-tb"/>
    </style:style>
    <style:style style:name="gr57" style:family="graphic" style:parent-style-name="objectwithoutfill">
      <style:graphic-properties draw:fill="none" draw:textarea-horizontal-align="center" draw:textarea-vertical-align="middle"/>
    </style:style>
    <style:style style:name="gr5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4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06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 style:writing-mode="lr-tb"/>
      <style:text-properties fo:font-size="6pt" fo:font-weight="bold" style:font-size-asian="6pt" style:font-weight-asian="bold" style:font-size-complex="6pt" style:font-weight-complex="bold"/>
    </style:style>
    <style:style style:name="P4" style:family="paragraph">
      <loext:graphic-properties draw:fill="none"/>
      <style:paragraph-properties fo:text-align="start" style:writing-mode="lr-tb"/>
      <style:text-properties fo:color="#000000" style:font-name="Liberation Serif2" fo:font-size="6pt" fo:text-shadow="none" fo:font-weight="bold" style:font-size-asian="6pt" style:font-weight-asian="bold" style:font-size-complex="6pt" style:font-weight-complex="bold"/>
    </style:style>
    <style:style style:name="P5" style:family="paragraph">
      <loext:graphic-properties draw:fill="none"/>
      <style:text-properties style:font-name="Liberation Serif2" fo:font-size="6pt"/>
    </style:style>
    <style:style style:name="P6" style:family="paragraph">
      <loext:graphic-properties draw:fill="solid" draw:fill-color="#000000" draw:opacity="0%"/>
      <style:text-properties style:font-name="Liberation Serif2" fo:font-size="6pt"/>
    </style:style>
    <style:style style:name="P7" style:family="paragraph">
      <loext:graphic-properties draw:fill="none"/>
      <style:text-properties style:font-name="Liberation Serif2" fo:font-size="5pt"/>
    </style:style>
    <style:style style:name="P8" style:family="paragraph">
      <loext:graphic-properties draw:fill="solid" draw:fill-color="#434343"/>
      <style:text-properties style:font-name="Liberation Serif2" fo:font-size="6pt"/>
    </style:style>
    <style:style style:name="P9" style:family="paragraph">
      <loext:graphic-properties draw:fill="solid" draw:fill-color="#999999"/>
      <style:text-properties style:font-name="Liberation Serif2" fo:font-size="6pt"/>
    </style:style>
    <style:style style:name="P10" style:family="paragraph">
      <style:paragraph-properties fo:text-align="start" style:writing-mode="lr-tb"/>
      <style:text-properties fo:font-size="5pt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2" fo:font-size="5pt" style:font-size-asian="12pt" style:font-size-complex="12pt"/>
    </style:style>
    <style:style style:name="P12" style:family="paragraph">
      <loext:graphic-properties draw:fill="none"/>
      <style:text-properties style:font-name="Liberation Serif2" fo:font-size="5pt" fo:text-shadow="none" fo:font-weight="bold"/>
    </style:style>
    <style:style style:name="P13" style:family="paragraph">
      <loext:graphic-properties draw:fill="solid" draw:fill-color="#000000" draw:opacity="0%"/>
      <style:text-properties style:font-name="Liberation Serif2" fo:font-size="5pt" fo:text-shadow="none" fo:font-weight="bold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/>
      <style:paragraph-properties fo:text-align="start" style:writing-mode="lr-tb"/>
      <style:text-properties style:font-name="Liberation Serif2" fo:font-size="4pt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fo:font-size="6pt"/>
    </style:style>
    <style:style style:name="P18" style:family="paragraph">
      <loext:graphic-properties draw:fill="none"/>
      <style:paragraph-properties fo:text-align="start" style:writing-mode="lr-tb"/>
      <style:text-properties style:font-name="Liberation Serif2" fo:font-size="6pt" style:font-size-asian="12pt" style:font-size-complex="12pt"/>
    </style:style>
    <style:style style:name="P19" style:family="paragraph">
      <loext:graphic-properties draw:fill="none"/>
      <style:text-properties style:font-name="Liberation Serif2" fo:font-size="8pt"/>
    </style:style>
    <style:style style:name="P20" style:family="paragraph">
      <loext:graphic-properties draw:fill="solid" draw:fill-color="#000000" draw:opacity="0%"/>
      <style:text-properties style:font-name="Liberation Serif2" fo:font-size="8pt"/>
    </style:style>
    <style:style style:name="P21" style:family="paragraph">
      <loext:graphic-properties draw:fill="none"/>
      <style:paragraph-properties fo:text-align="start" style:writing-mode="lr-tb"/>
      <style:text-properties fo:color="#000000" style:font-name="Liberation Serif2" fo:font-size="6pt" fo:font-weight="bold" style:font-size-asian="6pt" style:font-weight-asian="bold" style:font-size-complex="6pt" style:font-weight-complex="bold"/>
    </style:style>
    <style:style style:name="P22" style:family="paragraph">
      <loext:graphic-properties draw:fill="solid" draw:fill-color="#ffffff" draw:opacity="0%"/>
      <style:text-properties style:font-name="Liberation Serif2" fo:font-size="6pt" fo:font-weight="normal" style:font-weight-asian="normal" style:font-weight-complex="normal"/>
    </style:style>
    <style:style style:name="P23" style:family="paragraph">
      <loext:graphic-properties draw:fill="solid" draw:fill-color="#666666"/>
      <style:text-properties style:font-name="Liberation Serif2" fo:font-size="6pt" fo:font-weight="normal" style:font-weight-asian="normal" style:font-weight-complex="normal"/>
    </style:style>
    <style:style style:name="P24" style:family="paragraph">
      <loext:graphic-properties draw:fill="solid" draw:fill-color="#b7b7b7"/>
      <style:text-properties style:font-name="Liberation Serif2" fo:font-size="6pt" fo:font-weight="normal" style:font-weight-asian="normal" style:font-weight-complex="normal"/>
    </style:style>
    <style:style style:name="P25" style:family="paragraph">
      <loext:graphic-properties draw:fill="solid" draw:fill-color="#999999"/>
      <style:text-properties style:font-name="Liberation Serif2" fo:font-size="6pt" fo:font-weight="normal" style:font-weight-asian="normal" style:font-weight-complex="normal"/>
    </style:style>
    <style:style style:name="P26" style:family="paragraph">
      <loext:graphic-properties draw:fill="solid" draw:fill-color="#d9d9d9"/>
      <style:text-properties style:font-name="Liberation Serif2" fo:font-size="6pt" fo:font-weight="normal" style:font-weight-asian="normal" style:font-weight-complex="normal"/>
    </style:style>
    <style:style style:name="P27" style:family="paragraph">
      <loext:graphic-properties draw:fill="solid" draw:fill-color="#f3f3f3"/>
      <style:text-properties style:font-name="Liberation Serif2" fo:font-size="6pt" fo:font-weight="normal" style:font-weight-asian="normal" style:font-weight-complex="normal"/>
    </style:style>
    <style:style style:name="P28" style:family="paragraph">
      <loext:graphic-properties draw:fill="none"/>
      <style:text-properties style:font-name="Liberation Serif2" fo:font-size="6pt" fo:font-weight="normal" style:font-weight-asian="normal" style:font-weight-complex="normal"/>
    </style:style>
    <style:style style:name="P29" style:family="paragraph">
      <loext:graphic-properties draw:fill="solid" draw:fill-color="#ffffff" draw:opacity="0%"/>
      <style:text-properties fo:color="#000000" style:font-name="Liberation Serif2" fo:font-size="6pt" fo:text-shadow="none" fo:font-weight="normal" style:font-weight-asian="normal" style:font-weight-complex="normal"/>
    </style:style>
    <style:style style:name="P30" style:family="paragraph">
      <style:paragraph-properties fo:text-align="start" style:writing-mode="lr-tb"/>
      <style:text-properties fo:color="#000000" style:font-name="Liberation Serif2" fo:font-size="6pt" fo:text-shadow="none" fo:font-weight="normal" style:font-size-asian="12pt" style:font-weight-asian="normal" style:font-size-complex="12pt" style:font-weight-complex="normal"/>
    </style:style>
    <style:style style:name="P31" style:family="paragraph">
      <loext:graphic-properties draw:fill="none"/>
      <style:paragraph-properties fo:text-align="start" style:writing-mode="lr-tb"/>
      <style:text-properties fo:color="#000000" style:font-name="Liberation Serif2" fo:font-size="6pt" fo:text-shadow="none" fo:font-weight="normal" style:font-size-asian="12pt" style:font-weight-asian="normal" style:font-size-complex="12pt" style:font-weight-complex="normal"/>
    </style:style>
    <style:style style:name="P32" style:family="paragraph">
      <loext:graphic-properties draw:fill="none"/>
      <style:text-properties fo:color="#000000" style:font-name="Liberation Serif2" fo:font-size="6pt" fo:text-shadow="none" fo:font-weight="normal" style:font-weight-asian="normal" style:font-weight-complex="normal"/>
    </style:style>
    <style:style style:name="P33" style:family="paragraph">
      <style:paragraph-properties fo:text-align="start" style:writing-mode="lr-tb"/>
      <style:text-properties fo:color="#000000" style:font-name="Liberation Serif2" fo:font-size="6pt" fo:text-shadow="none" fo:font-weight="bold" style:font-size-asian="12pt" style:font-weight-asian="bold" style:font-size-complex="12pt" style:font-weight-complex="bold"/>
    </style:style>
    <style:style style:name="P34" style:family="paragraph">
      <loext:graphic-properties draw:fill="none"/>
      <style:paragraph-properties fo:text-align="start" style:writing-mode="lr-tb"/>
      <style:text-properties fo:color="#000000" style:font-name="Liberation Serif2" fo:font-size="6pt" fo:text-shadow="none" fo:font-weight="bold" style:font-size-asian="12pt" style:font-weight-asian="bold" style:font-size-complex="12pt" style:font-weight-complex="bold"/>
    </style:style>
    <style:style style:name="P35" style:family="paragraph">
      <loext:graphic-properties draw:fill="solid" draw:fill-color="#9e9e9e"/>
      <style:text-properties fo:color="#000000" style:font-name="Liberation Serif2" fo:font-size="6pt" fo:text-shadow="none" fo:font-weight="normal" style:font-weight-asian="normal" style:font-weight-complex="normal"/>
    </style:style>
    <style:style style:name="P36" style:family="paragraph">
      <style:paragraph-properties fo:text-align="start" style:writing-mode="lr-tb"/>
      <style:text-properties fo:color="#000000" style:font-name="Liberation Serif2" fo:font-size="8pt" fo:text-shadow="none" fo:font-weight="normal" style:font-size-asian="8pt" style:font-weight-asian="normal" style:font-size-complex="8pt" style:font-weight-complex="normal"/>
    </style:style>
    <style:style style:name="P37" style:family="paragraph">
      <loext:graphic-properties draw:fill="none"/>
      <style:paragraph-properties fo:text-align="start" style:writing-mode="lr-tb"/>
      <style:text-properties fo:color="#000000" style:font-name="Liberation Serif2" fo:font-size="8pt" fo:text-shadow="none" fo:font-weight="normal" style:font-size-asian="8pt" style:font-weight-asian="normal" style:font-size-complex="8pt" style:font-weight-complex="normal"/>
    </style:style>
    <style:style style:name="P38" style:family="paragraph">
      <loext:graphic-properties draw:fill="solid" draw:fill-color="#666666"/>
      <style:text-properties style:font-name="Liberation Serif2" fo:font-weight="normal" style:font-weight-asian="normal" style:font-weight-complex="normal"/>
    </style:style>
    <style:style style:name="P39" style:family="paragraph">
      <loext:graphic-properties draw:fill="solid" draw:fill-color="#b7b7b7"/>
      <style:text-properties style:font-name="Liberation Serif2" fo:font-weight="normal" style:font-weight-asian="normal" style:font-weight-complex="normal"/>
    </style:style>
    <style:style style:name="P40" style:family="paragraph">
      <loext:graphic-properties draw:fill="solid" draw:fill-color="#999999"/>
      <style:text-properties style:font-name="Liberation Serif2" fo:font-weight="normal" style:font-weight-asian="normal" style:font-weight-complex="normal"/>
    </style:style>
    <style:style style:name="P41" style:family="paragraph">
      <loext:graphic-properties draw:fill="solid" draw:fill-color="#d9d9d9"/>
      <style:text-properties style:font-name="Liberation Serif2" fo:font-weight="normal" style:font-weight-asian="normal" style:font-weight-complex="normal"/>
    </style:style>
    <style:style style:name="P42" style:family="paragraph">
      <loext:graphic-properties draw:fill="solid" draw:fill-color="#f3f3f3"/>
      <style:text-properties style:font-name="Liberation Serif2" fo:font-weight="normal" style:font-weight-asian="normal" style:font-weight-complex="normal"/>
    </style:style>
    <style:style style:name="P43" style:family="paragraph">
      <loext:graphic-properties draw:fill="none"/>
      <style:text-properties style:font-name="Liberation Serif2" fo:font-weight="normal" style:font-weight-asian="normal" style:font-weight-complex="normal"/>
    </style:style>
    <style:style style:name="P44" style:family="paragraph">
      <loext:graphic-properties draw:fill="solid" draw:fill-color="#9e9e9e"/>
      <style:text-properties style:font-name="Liberation Serif2" fo:font-weight="normal" style:font-weight-asian="normal" style:font-weight-complex="normal"/>
    </style:style>
    <style:style style:name="P45" style:family="paragraph">
      <loext:graphic-properties draw:fill="solid" draw:fill-color="#434343"/>
      <style:text-properties style:font-name="Liberation Serif2" fo:font-size="8pt"/>
    </style:style>
    <style:style style:name="P46" style:family="paragraph">
      <loext:graphic-properties draw:fill="solid" draw:fill-color="#999999"/>
      <style:text-properties style:font-name="Liberation Serif2" fo:font-size="8pt"/>
    </style:style>
    <style:style style:name="P47" style:family="paragraph">
      <loext:graphic-properties draw:fill="none"/>
      <style:paragraph-properties fo:text-align="start" style:writing-mode="lr-tb"/>
      <style:text-properties style:font-name="Liberation Serif2" fo:font-size="6pt" style:font-size-asian="6pt" style:font-size-complex="6pt"/>
    </style:style>
    <style:style style:name="P48" style:family="paragraph">
      <loext:graphic-properties draw:fill="none"/>
      <style:paragraph-properties fo:text-align="center"/>
    </style:style>
    <style:style style:name="P49" style:family="paragraph">
      <style:paragraph-properties fo:text-align="start" style:writing-mode="lr-tb"/>
      <style:text-properties fo:font-size="5pt" fo:text-shadow="none" fo:font-weight="bold" style:font-size-asian="5pt" style:font-size-complex="5pt"/>
    </style:style>
    <style:style style:name="P50" style:family="paragraph">
      <loext:graphic-properties draw:fill="none"/>
      <style:paragraph-properties fo:text-align="start" style:writing-mode="lr-tb"/>
      <style:text-properties style:font-name="Liberation Serif2" fo:font-size="5pt" fo:text-shadow="none" fo:font-weight="bold" style:font-size-asian="5pt" style:font-size-complex="5pt"/>
    </style:style>
    <style:style style:name="P51" style:family="paragraph">
      <style:paragraph-properties fo:text-align="start" style:writing-mode="lr-tb"/>
      <style:text-properties fo:font-size="5pt" fo:text-shadow="none" fo:font-weight="bold" style:font-size-asian="5pt" style:font-weight-asian="normal" style:font-size-complex="5pt" style:font-weight-complex="normal"/>
    </style:style>
    <style:style style:name="P52" style:family="paragraph">
      <loext:graphic-properties draw:fill="none"/>
      <style:paragraph-properties fo:text-align="start" style:writing-mode="lr-tb"/>
      <style:text-properties style:font-name="Liberation Serif2" fo:font-size="5pt" fo:text-shadow="none" fo:font-weight="bold" style:font-size-asian="5pt" style:font-weight-asian="normal" style:font-size-complex="5pt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Liberation Serif2" fo:text-shadow="none" fo:font-weight="bold" style:font-weight-asian="bold" style:font-name-complex="Arial" style:font-weight-complex="bold"/>
    </style:style>
    <style:style style:name="T3" style:family="text">
      <style:text-properties fo:color="#000000" style:font-name="Liberation Serif2" style:font-size-asian="12pt" style:font-name-complex="Arial" style:font-size-complex="12pt"/>
    </style:style>
    <style:style style:name="T4" style:family="text">
      <style:text-properties fo:color="#000000" style:font-name="Liberation Serif2" fo:font-size="4pt" style:font-size-asian="12pt" style:font-name-complex="Arial" style:font-size-complex="12pt"/>
    </style:style>
    <style:style style:name="T5" style:family="text">
      <style:text-properties fo:color="#000000" style:text-position="-33% 58%" style:font-name="Liberation Serif2" fo:font-size="4pt" style:font-size-asian="12pt" style:font-name-complex="Arial" style:font-size-complex="12pt"/>
    </style:style>
    <style:style style:name="T6" style:family="text">
      <style:text-properties fo:color="#000000" style:font-name="Liberation Serif2" fo:font-size="6pt" fo:text-shadow="none" fo:font-weight="normal" style:font-size-asian="6pt" style:font-weight-asian="normal" style:font-name-complex="Arial" style:font-size-complex="6pt" style:font-weight-complex="normal"/>
    </style:style>
    <style:style style:name="T7" style:family="text">
      <style:text-properties fo:color="#000000" style:font-name="Liberation Serif2" fo:font-size="6pt" fo:text-shadow="none" fo:font-weight="normal" style:font-size-asian="8pt" style:font-name-complex="Arial" style:font-size-complex="8pt"/>
    </style:style>
    <style:style style:name="T8" style:family="text">
      <style:text-properties fo:color="#1a1a1a" style:font-name="Liberation Serif2" fo:font-size="6pt" style:font-size-asian="12pt" style:font-name-complex="Arial" style:font-size-complex="12pt"/>
    </style:style>
    <style:style style:name="T9" style:family="text">
      <style:text-properties fo:color="#000000" style:font-name="Liberation Serif2" fo:font-size="6pt" style:font-size-asian="12pt" style:font-name-complex="Arial" style:font-size-complex="12pt"/>
    </style:style>
    <style:style style:name="T10" style:family="text">
      <style:text-properties fo:color="#000000" style:font-name="Liberation Serif2" fo:font-weight="bold" style:font-weight-asian="bold" style:font-name-complex="Ari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1a1a1a" style:font-name="Liberation Serif2" fo:font-size="6pt" style:font-size-asian="6pt" style:font-name-complex="Arial" style:font-size-complex="6pt"/>
    </style:style>
    <style:style style:name="T13" style:family="text">
      <style:text-properties fo:color="#000000" style:font-name="Liberation Serif2" fo:font-size="6pt" fo:text-shadow="none" fo:font-weight="bold" style:font-size-asian="6pt" style:font-weight-asian="bold" style:font-name-complex="Arial" style:font-size-complex="6pt" style:font-weight-complex="bold"/>
    </style:style>
    <style:style style:name="T14" style:family="text">
      <style:text-properties fo:color="#1a1a1a" style:font-name="Liberation Serif2" style:font-name-complex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Fin</text:span><text:span text:style-name="T1">al </text:span><text:span text:style-name="T1">Ben</text:span><text:span text:style-name="T1">ch</text:span><text:span text:style-name="T1">ma</text:span><text:span text:style-name="T1">rki</text:span><text:span text:style-name="T1">ng </text:span><text:span text:style-name="T1">Insi</text:span><text:span text:style-name="T1">ght</text:span><text:span text:style-name="T1">s: </text:span><text:span text:style-name="T1">Acc</text:span><text:span text:style-name="T1">eler</text:span><text:span text:style-name="T1">ato</text:span><text:span text:style-name="T1">rs </text:span><text:span text:style-name="T1">vs. </text:span><text:span text:style-name="T1">CP</text:span><text:span text:style-name="T1">U </text:span><text:span text:style-name="T1">in </text:span><text:span text:style-name="T1">Per</text:span><text:span text:style-name="T1">for</text:span><text:span text:style-name="T1">ma</text:span><text:span text:style-name="T1">nce </text:span><text:span text:style-name="T1">and </text:span><text:span text:style-name="T1">Po</text:span><text:span text:style-name="T1">wer </text:span><text:span text:style-name="T1">Effi</text:span><text:span text:style-name="T1">cien</text:span><text:span text:style-name="T1">cy</text:span></text:p>
            <text:p text:style-name="P1"><text:span text:style-name="T1"/></text:p>
          </draw:text-box>
        </draw:frame>
        <draw:frame draw:style-name="gr2" draw:text-style-name="P4" draw:layer="layout" svg:width="2.795cm" svg:height="0.239cm" svg:x="0.852cm" svg:y="1.482cm">
          <draw:text-box>
            <text:p text:style-name="P3"><text:span text:style-name="T2">Acce</text:span><text:span text:style-name="T2">lerat</text:span><text:span text:style-name="T2">ion </text:span><text:span text:style-name="T2">vs. </text:span><text:span text:style-name="T2">CPU</text:span></text:p>
          </draw:text-box>
        </draw:frame>
        <draw:frame draw:style-name="gr3" draw:text-style-name="P4" draw:layer="layout" svg:width="2.8cm" svg:height="0.239cm" svg:x="4.389cm" svg:y="1.483cm">
          <draw:text-box>
            <text:p text:style-name="P3"><text:span text:style-name="T2">P</text:span><text:span text:style-name="T2">o</text:span><text:span text:style-name="T2">w</text:span><text:span text:style-name="T2">e</text:span><text:span text:style-name="T2">r </text:span><text:span text:style-name="T2">r</text:span><text:span text:style-name="T2">e</text:span><text:span text:style-name="T2">d</text:span><text:span text:style-name="T2">u</text:span><text:span text:style-name="T2">ct</text:span><text:span text:style-name="T2">io</text:span><text:span text:style-name="T2">n </text:span><text:span text:style-name="T2">vs</text:span><text:span text:style-name="T2">. </text:span><text:span text:style-name="T2">C</text:span><text:span text:style-name="T2">P</text:span><text:span text:style-name="T2">U</text:span></text:p>
          </draw:text-box>
        </draw:frame>
        <draw:line draw:style-name="gr4" draw:text-style-name="P5" draw:layer="layout" svg:x1="0.703cm" svg:y1="3.886cm" svg:x2="3.015cm" svg:y2="3.886cm">
          <text:p/>
        </draw:line>
        <draw:line draw:style-name="gr5" draw:text-style-name="P5" draw:layer="layout" svg:x1="0.703cm" svg:y1="3.539cm" svg:x2="3.015cm" svg:y2="3.539cm">
          <text:p/>
        </draw:line>
        <draw:line draw:style-name="gr5" draw:text-style-name="P5" draw:layer="layout" svg:x1="0.703cm" svg:y1="3.184cm" svg:x2="3.015cm" svg:y2="3.184cm">
          <text:p/>
        </draw:line>
        <draw:line draw:style-name="gr5" draw:text-style-name="P5" draw:layer="layout" svg:x1="0.703cm" svg:y1="2.837cm" svg:x2="3.015cm" svg:y2="2.837cm">
          <text:p/>
        </draw:line>
        <draw:line draw:style-name="gr5" draw:text-style-name="P5" draw:layer="layout" svg:x1="0.703cm" svg:y1="2.482cm" svg:x2="3.015cm" svg:y2="2.482cm">
          <text:p/>
        </draw:line>
        <draw:line draw:style-name="gr5" draw:text-style-name="P5" draw:layer="layout" svg:x1="0.703cm" svg:y1="2.135cm" svg:x2="3.015cm" svg:y2="2.135cm">
          <text:p/>
        </draw:line>
        <draw:polygon draw:style-name="gr6" draw:text-style-name="P6" draw:layer="layout" svg:width="2.311cm" svg:height="0.006cm" svg:x="0.703cm" svg:y="3.769cm" svg:viewBox="0 0 2312 7" draw:points="0,0 2312,0 2312,7 0,7">
          <text:p/>
        </draw:polygon>
        <draw:polygon draw:style-name="gr6" draw:text-style-name="P6" draw:layer="layout" svg:width="2.311cm" svg:height="0.006cm" svg:x="0.703cm" svg:y="3.648cm" svg:viewBox="0 0 2312 7" draw:points="0,0 2312,0 2312,7 0,7">
          <text:p/>
        </draw:polygon>
        <draw:polygon draw:style-name="gr6" draw:text-style-name="P6" draw:layer="layout" svg:width="2.311cm" svg:height="0.006cm" svg:x="0.703cm" svg:y="3.414cm" svg:viewBox="0 0 2312 7" draw:points="0,0 2312,0 2312,7 0,7">
          <text:p/>
        </draw:polygon>
        <draw:polygon draw:style-name="gr6" draw:text-style-name="P6" draw:layer="layout" svg:width="2.311cm" svg:height="0.006cm" svg:x="0.703cm" svg:y="3.301cm" svg:viewBox="0 0 2312 7" draw:points="0,0 2312,0 2312,7 0,7">
          <text:p/>
        </draw:polygon>
        <draw:polygon draw:style-name="gr6" draw:text-style-name="P6" draw:layer="layout" svg:width="2.311cm" svg:height="0.006cm" svg:x="0.703cm" svg:y="3.068cm" svg:viewBox="0 0 2312 7" draw:points="0,0 2312,0 2312,7 0,7">
          <text:p/>
        </draw:polygon>
        <draw:polygon draw:style-name="gr6" draw:text-style-name="P6" draw:layer="layout" svg:width="2.311cm" svg:height="0.006cm" svg:x="0.703cm" svg:y="2.947cm" svg:viewBox="0 0 2312 7" draw:points="0,0 2312,0 2312,7 0,7">
          <text:p/>
        </draw:polygon>
        <draw:polygon draw:style-name="gr6" draw:text-style-name="P6" draw:layer="layout" svg:width="2.311cm" svg:height="0.006cm" svg:x="0.703cm" svg:y="2.713cm" svg:viewBox="0 0 2312 7" draw:points="0,0 2312,0 2312,7 0,7">
          <text:p/>
        </draw:polygon>
        <draw:polygon draw:style-name="gr6" draw:text-style-name="P6" draw:layer="layout" svg:width="2.311cm" svg:height="0.006cm" svg:x="0.703cm" svg:y="2.599cm" svg:viewBox="0 0 2312 7" draw:points="0,0 2312,0 2312,7 0,7">
          <text:p/>
        </draw:polygon>
        <draw:polygon draw:style-name="gr6" draw:text-style-name="P6" draw:layer="layout" svg:width="2.311cm" svg:height="0.006cm" svg:x="0.703cm" svg:y="2.366cm" svg:viewBox="0 0 2312 7" draw:points="0,0 2312,0 2312,7 0,7">
          <text:p/>
        </draw:polygon>
        <draw:polygon draw:style-name="gr6" draw:text-style-name="P6" draw:layer="layout" svg:width="2.311cm" svg:height="0.006cm" svg:x="0.703cm" svg:y="2.245cm" svg:viewBox="0 0 2312 7" draw:points="0,0 2312,0 2312,7 0,7">
          <text:p/>
        </draw:polygon>
        <draw:line draw:style-name="gr7" draw:text-style-name="P7" draw:layer="layout" svg:x1="0.703cm" svg:y1="3.886cm" svg:x2="0.703cm" svg:y2="2.135cm">
          <text:p/>
        </draw:line>
        <draw:path draw:style-name="gr6" draw:text-style-name="P6" draw:layer="layout" svg:width="0.224cm" svg:height="0.332cm" svg:x="0.946cm" svg:y="3.564cm" svg:viewBox="0 0 225 333" svg:d="M217 333h-210-7v-7-305h7-7c0-12 10-21 22-21v7-7h181v7-7c12 0 22 9 22 21h-8 8v305 7zM217 320v6h-6v-305c0-3-4-6-8-6h-181c-4 0-7 3-7 6v305h-8v-6z">
          <text:p/>
        </draw:path>
        <draw:path draw:style-name="gr8" draw:text-style-name="P8" draw:layer="layout" svg:width="0.209cm" svg:height="0.319cm" svg:x="0.954cm" svg:y="3.57cm" svg:viewBox="0 0 210 320" svg:d="M210 320h-210v-305c0-8 7-15 15-15h181c8 0 14 7 14 15z">
          <text:p/>
        </draw:path>
        <draw:path draw:style-name="gr6" draw:text-style-name="P6" draw:layer="layout" svg:width="0.224cm" svg:height="0.474cm" svg:x="1.635cm" svg:y="3.422cm" svg:viewBox="0 0 225 475" svg:d="M217 475h-210-7v-7-447h7-7c0-12 9-21 22-21v7-7h181v7-7c12 0 22 9 22 21h-8 8v447 7zM217 461v7h-7v-447c0-3-3-7-7-7h-181c-4 0-7 4-7 7v447h-8v-7z">
          <text:p/>
        </draw:path>
        <draw:path draw:style-name="gr8" draw:text-style-name="P8" draw:layer="layout" svg:width="0.209cm" svg:height="0.46cm" svg:x="1.642cm" svg:y="3.429cm" svg:viewBox="0 0 210 461" svg:d="M210 461h-210v-447c0-7 7-14 15-14h181c8 0 14 7 14 14z">
          <text:p/>
        </draw:path>
        <draw:path draw:style-name="gr6" draw:text-style-name="P6" draw:layer="layout" svg:width="0.224cm" svg:height="0.474cm" svg:x="2.323cm" svg:y="3.422cm" svg:viewBox="0 0 225 475" svg:d="M217 475h-210-7v-7-447h7-7c0-12 10-21 22-21v7-7h181v7-7c12 0 22 9 22 21h-8 8v447 7zM217 461v7h-7v-447c0-3-3-7-7-7h-181c-4 0-7 4-7 7v447h-8v-7z">
          <text:p/>
        </draw:path>
        <draw:path draw:style-name="gr8" draw:text-style-name="P8" draw:layer="layout" svg:width="0.209cm" svg:height="0.46cm" svg:x="2.331cm" svg:y="3.429cm" svg:viewBox="0 0 210 461" svg:d="M210 461h-210v-447c0-7 7-14 15-14h181c8 0 14 7 14 14z">
          <text:p/>
        </draw:path>
        <draw:path draw:style-name="gr6" draw:text-style-name="P6" draw:layer="layout" svg:width="0.224cm" svg:height="0.581cm" svg:x="1.171cm" svg:y="3.315cm" svg:viewBox="0 0 225 582" svg:d="M217 582h-210-7v-8-553h7-7c0-12 9-21 22-21v7-7h181v7-7c12 0 22 9 22 21h-8 8v553 8zM217 568v6h-7v-553c0-3-3-6-7-6h-181c-4 0-7 3-7 6v553h-8v-6z">
          <text:p/>
        </draw:path>
        <draw:path draw:style-name="gr9" draw:text-style-name="P9" draw:layer="layout" svg:width="0.209cm" svg:height="0.566cm" svg:x="1.179cm" svg:y="3.322cm" svg:viewBox="0 0 210 567" svg:d="M210 567h-210v-553c0-7 7-14 15-14h181c8 0 14 7 14 14z">
          <text:p/>
        </draw:path>
        <draw:path draw:style-name="gr6" draw:text-style-name="P6" draw:layer="layout" svg:width="0.224cm" svg:height="1.715cm" svg:x="1.859cm" svg:y="2.181cm" svg:viewBox="0 0 225 1716" svg:d="M217 1716h-210-7v-7-1688h7-7c0-12 10-21 22-21v7-7h181v7-7c12 0 22 9 22 21h-8 8v1688 7zM217 1702v7h-6v-1688c0-3-4-6-8-6h-181c-4 0-7 3-7 6v1688h-8v-7z">
          <text:p/>
        </draw:path>
        <draw:path draw:style-name="gr9" draw:text-style-name="P9" draw:layer="layout" svg:width="0.209cm" svg:height="1.701cm" svg:x="1.867cm" svg:y="2.188cm" svg:viewBox="0 0 210 1702" svg:d="M210 1702h-210v-1687c0-8 7-15 15-15h181c8 0 14 7 14 15z">
          <text:p/>
        </draw:path>
        <draw:path draw:style-name="gr6" draw:text-style-name="P6" draw:layer="layout" svg:width="0.224cm" svg:height="1.68cm" svg:x="2.548cm" svg:y="2.217cm" svg:viewBox="0 0 225 1681" svg:d="M217 1681h-210-7v-8-1652h7-7c0-12 9-21 22-21v7-7h181v7-7c12 0 22 9 22 21h-8 8v1652 8zM217 1667v6h-7v-1652c0-3-3-6-7-6h-181c-4 0-7 3-7 6v1652h-8v-6z">
          <text:p/>
        </draw:path>
        <draw:path draw:style-name="gr9" draw:text-style-name="P9" draw:layer="layout" svg:width="0.209cm" svg:height="1.665cm" svg:x="2.556cm" svg:y="2.223cm" svg:viewBox="0 0 210 1666" svg:d="M210 1666h-210v-1652c0-7 7-14 15-14h181c8 0 14 7 14 14z">
          <text:p/>
        </draw:path>
        <draw:line draw:style-name="gr7" draw:text-style-name="P7" draw:layer="layout" svg:x1="0.682cm" svg:y1="3.773cm" svg:x2="0.725cm" svg:y2="3.773cm">
          <text:p/>
        </draw:line>
        <draw:line draw:style-name="gr7" draw:text-style-name="P7" draw:layer="layout" svg:x1="0.682cm" svg:y1="3.652cm" svg:x2="0.725cm" svg:y2="3.652cm">
          <text:p/>
        </draw:line>
        <draw:line draw:style-name="gr7" draw:text-style-name="P7" draw:layer="layout" svg:x1="0.682cm" svg:y1="3.418cm" svg:x2="0.725cm" svg:y2="3.418cm">
          <text:p/>
        </draw:line>
        <draw:line draw:style-name="gr7" draw:text-style-name="P7" draw:layer="layout" svg:x1="0.682cm" svg:y1="3.305cm" svg:x2="0.725cm" svg:y2="3.305cm">
          <text:p/>
        </draw:line>
        <draw:line draw:style-name="gr7" draw:text-style-name="P7" draw:layer="layout" svg:x1="0.682cm" svg:y1="3.071cm" svg:x2="0.725cm" svg:y2="3.071cm">
          <text:p/>
        </draw:line>
        <draw:line draw:style-name="gr7" draw:text-style-name="P7" draw:layer="layout" svg:x1="0.682cm" svg:y1="2.95cm" svg:x2="0.725cm" svg:y2="2.95cm">
          <text:p/>
        </draw:line>
        <draw:line draw:style-name="gr7" draw:text-style-name="P7" draw:layer="layout" svg:x1="0.682cm" svg:y1="2.716cm" svg:x2="0.725cm" svg:y2="2.716cm">
          <text:p/>
        </draw:line>
        <draw:line draw:style-name="gr7" draw:text-style-name="P7" draw:layer="layout" svg:x1="0.682cm" svg:y1="2.603cm" svg:x2="0.725cm" svg:y2="2.603cm">
          <text:p/>
        </draw:line>
        <draw:line draw:style-name="gr7" draw:text-style-name="P7" draw:layer="layout" svg:x1="0.682cm" svg:y1="2.369cm" svg:x2="0.725cm" svg:y2="2.369cm">
          <text:p/>
        </draw:line>
        <draw:line draw:style-name="gr7" draw:text-style-name="P7" draw:layer="layout" svg:x1="0.682cm" svg:y1="2.248cm" svg:x2="0.725cm" svg:y2="2.248cm">
          <text:p/>
        </draw:line>
        <draw:line draw:style-name="gr7" draw:text-style-name="P7" draw:layer="layout" svg:x1="0.66cm" svg:y1="3.886cm" svg:x2="0.747cm" svg:y2="3.886cm">
          <text:p/>
        </draw:line>
        <draw:line draw:style-name="gr7" draw:text-style-name="P7" draw:layer="layout" svg:x1="0.66cm" svg:y1="3.539cm" svg:x2="0.747cm" svg:y2="3.539cm">
          <text:p/>
        </draw:line>
        <draw:line draw:style-name="gr7" draw:text-style-name="P7" draw:layer="layout" svg:x1="0.66cm" svg:y1="3.184cm" svg:x2="0.747cm" svg:y2="3.184cm">
          <text:p/>
        </draw:line>
        <draw:line draw:style-name="gr7" draw:text-style-name="P7" draw:layer="layout" svg:x1="0.66cm" svg:y1="2.837cm" svg:x2="0.747cm" svg:y2="2.837cm">
          <text:p/>
        </draw:line>
        <draw:line draw:style-name="gr7" draw:text-style-name="P7" draw:layer="layout" svg:x1="0.66cm" svg:y1="2.482cm" svg:x2="0.747cm" svg:y2="2.482cm">
          <text:p/>
        </draw:line>
        <draw:line draw:style-name="gr7" draw:text-style-name="P7" draw:layer="layout" svg:x1="0.66cm" svg:y1="2.135cm" svg:x2="0.747cm" svg:y2="2.135cm">
          <text:p/>
        </draw:line>
        <draw:frame draw:style-name="gr10" draw:text-style-name="P11" draw:layer="layout" svg:width="0.091cm" svg:height="0.196cm" svg:x="0.508cm" svg:y="3.787cm">
          <draw:text-box>
            <text:p text:style-name="P10"><text:span text:style-name="T3">0</text:span></text:p>
          </draw:text-box>
        </draw:frame>
        <draw:frame draw:style-name="gr11" draw:text-style-name="P11" draw:layer="layout" svg:width="0.18cm" svg:height="0.196cm" svg:x="0.457cm" svg:y="3.435cm">
          <draw:text-box>
            <text:p text:style-name="P10"><text:span text:style-name="T3">10</text:span></text:p>
          </draw:text-box>
        </draw:frame>
        <draw:frame draw:style-name="gr11" draw:text-style-name="P11" draw:layer="layout" svg:width="0.18cm" svg:height="0.196cm" svg:x="0.457cm" svg:y="3.084cm">
          <draw:text-box>
            <text:p text:style-name="P10"><text:span text:style-name="T3">20</text:span></text:p>
          </draw:text-box>
        </draw:frame>
        <draw:frame draw:style-name="gr12" draw:text-style-name="P11" draw:layer="layout" svg:width="0.18cm" svg:height="0.196cm" svg:x="0.457cm" svg:y="2.733cm">
          <draw:text-box>
            <text:p text:style-name="P10"><text:span text:style-name="T3">3</text:span><text:span text:style-name="T3">0</text:span></text:p>
          </draw:text-box>
        </draw:frame>
        <draw:frame draw:style-name="gr12" draw:text-style-name="P11" draw:layer="layout" svg:width="0.18cm" svg:height="0.196cm" svg:x="0.457cm" svg:y="2.382cm">
          <draw:text-box>
            <text:p text:style-name="P10"><text:span text:style-name="T3">40</text:span></text:p>
          </draw:text-box>
        </draw:frame>
        <draw:frame draw:style-name="gr13" draw:text-style-name="P11" draw:layer="layout" svg:width="0.18cm" svg:height="0.196cm" svg:x="0.457cm" svg:y="2.029cm">
          <draw:text-box>
            <text:p text:style-name="P10"><text:span text:style-name="T3">50</text:span></text:p>
          </draw:text-box>
        </draw:frame>
        <draw:line draw:style-name="gr4" draw:text-style-name="P5" draw:layer="layout" svg:x1="4.333cm" svg:y1="3.893cm" svg:x2="6.653cm" svg:y2="3.893cm">
          <text:p/>
        </draw:line>
        <draw:line draw:style-name="gr5" draw:text-style-name="P12" draw:layer="layout" svg:x1="4.333cm" svg:y1="3.454cm" svg:x2="6.653cm" svg:y2="3.454cm">
          <text:p/>
        </draw:line>
        <draw:line draw:style-name="gr5" draw:text-style-name="P12" draw:layer="layout" svg:x1="4.333cm" svg:y1="3.015cm" svg:x2="6.653cm" svg:y2="3.015cm">
          <text:p/>
        </draw:line>
        <draw:line draw:style-name="gr5" draw:text-style-name="P12" draw:layer="layout" svg:x1="4.333cm" svg:y1="2.577cm" svg:x2="6.653cm" svg:y2="2.577cm">
          <text:p/>
        </draw:line>
        <draw:line draw:style-name="gr5" draw:text-style-name="P12" draw:layer="layout" svg:x1="4.333cm" svg:y1="2.145cm" svg:x2="6.653cm" svg:y2="2.145cm">
          <text:p/>
        </draw:line>
        <draw:polygon draw:style-name="gr6" draw:text-style-name="P6" draw:layer="layout" svg:width="2.319cm" svg:height="0.006cm" svg:x="4.333cm" svg:y="3.748cm" svg:viewBox="0 0 2320 7" draw:points="0,0 2320,0 2320,7 0,7">
          <text:p/>
        </draw:polygon>
        <draw:polygon draw:style-name="gr6" draw:text-style-name="P13" draw:layer="layout" svg:width="2.319cm" svg:height="0.006cm" svg:x="4.333cm" svg:y="3.6cm" svg:viewBox="0 0 2320 7" draw:points="0,0 2320,0 2320,7 0,7">
          <text:p/>
        </draw:polygon>
        <draw:polygon draw:style-name="gr6" draw:text-style-name="P13" draw:layer="layout" svg:width="2.319cm" svg:height="0.006cm" svg:x="4.333cm" svg:y="3.309cm" svg:viewBox="0 0 2320 7" draw:points="0,0 2320,0 2320,7 0,7">
          <text:p/>
        </draw:polygon>
        <draw:polygon draw:style-name="gr6" draw:text-style-name="P13" draw:layer="layout" svg:width="2.319cm" svg:height="0.006cm" svg:x="4.333cm" svg:y="3.16cm" svg:viewBox="0 0 2320 7" draw:points="0,0 2320,0 2320,7 0,7">
          <text:p/>
        </draw:polygon>
        <draw:polygon draw:style-name="gr6" draw:text-style-name="P13" draw:layer="layout" svg:width="2.319cm" svg:height="0.006cm" svg:x="4.333cm" svg:y="2.871cm" svg:viewBox="0 0 2320 7" draw:points="0,0 2320,0 2320,7 0,7">
          <text:p/>
        </draw:polygon>
        <draw:polygon draw:style-name="gr6" draw:text-style-name="P13" draw:layer="layout" svg:width="2.319cm" svg:height="0.006cm" svg:x="4.333cm" svg:y="2.722cm" svg:viewBox="0 0 2320 7" draw:points="0,0 2320,0 2320,7 0,7">
          <text:p/>
        </draw:polygon>
        <draw:polygon draw:style-name="gr6" draw:text-style-name="P13" draw:layer="layout" svg:width="2.319cm" svg:height="0.006cm" svg:x="4.333cm" svg:y="2.431cm" svg:viewBox="0 0 2320 7" draw:points="0,0 2320,0 2320,7 0,7">
          <text:p/>
        </draw:polygon>
        <draw:polygon draw:style-name="gr6" draw:text-style-name="P13" draw:layer="layout" svg:width="2.319cm" svg:height="0.006cm" svg:x="4.333cm" svg:y="2.283cm" svg:viewBox="0 0 2320 7" draw:points="0,0 2320,0 2320,7 0,7">
          <text:p/>
        </draw:polygon>
        <draw:line draw:style-name="gr7" draw:text-style-name="P7" draw:layer="layout" svg:x1="4.333cm" svg:y1="3.893cm" svg:x2="4.333cm" svg:y2="2.145cm">
          <text:p/>
        </draw:line>
        <draw:path draw:style-name="gr6" draw:text-style-name="P6" draw:layer="layout" svg:width="0.222cm" svg:height="0.289cm" svg:x="4.575cm" svg:y="3.613cm" svg:viewBox="0 0 223 290" svg:d="M216 290h-209-7v-7-262h7-7c0-12 10-21 23-21v7-7h178v7-7c12 0 22 9 22 21h-7 7v262 7zM216 277v6h-7v-262c0-3-4-7-8-7h-178c-5 0-8 4-8 7v262h-8v-6z">
          <text:p/>
        </draw:path>
        <draw:path draw:style-name="gr8" draw:text-style-name="P8" draw:layer="layout" svg:width="0.208cm" svg:height="0.276cm" svg:x="4.582cm" svg:y="3.621cm" svg:viewBox="0 0 209 277" svg:d="M209 277h-209v-262c0-8 7-15 15-15h178c9 0 16 7 16 15z">
          <text:p/>
        </draw:path>
        <draw:path draw:style-name="gr6" draw:text-style-name="P6" draw:layer="layout" svg:width="0.222cm" svg:height="0.41cm" svg:x="5.274cm" svg:y="3.493cm" svg:viewBox="0 0 223 411" svg:d="M216 411h-209-7v-7-383h7-7c0-12 10-21 23-21v7-7h178v7-7c12 0 22 9 22 21h-7 7v383 7zM216 397v7h-7v-383c0-3-4-6-8-6h-178c-5 0-8 3-8 6v383h-8v-7z">
          <text:p/>
        </draw:path>
        <draw:path draw:style-name="gr8" draw:text-style-name="P8" draw:layer="layout" svg:width="0.207cm" svg:height="0.396cm" svg:x="5.281cm" svg:y="3.5cm" svg:viewBox="0 0 208 397" svg:d="M208 397h-208v-382c0-8 7-15 15-15h178c8 0 15 7 15 15z">
          <text:p/>
        </draw:path>
        <draw:path draw:style-name="gr6" draw:text-style-name="P6" draw:layer="layout" svg:width="0.222cm" svg:height="0.41cm" svg:x="5.965cm" svg:y="3.493cm" svg:viewBox="0 0 223 411" svg:d="M216 411h-209-7v-7-383h7-7c0-12 10-21 23-21v7-7h178v7-7c12 0 22 9 22 21h-7 7v383 7zM216 397v7h-7v-383c0-3-4-6-8-6h-178c-5 0-8 3-8 6v383h-8v-7z">
          <text:p/>
        </draw:path>
        <draw:path draw:style-name="gr8" draw:text-style-name="P8" draw:layer="layout" svg:width="0.208cm" svg:height="0.396cm" svg:x="5.972cm" svg:y="3.5cm" svg:viewBox="0 0 209 397" svg:d="M209 397h-209v-382c0-8 7-15 15-15h178c9 0 16 7 16 15z">
          <text:p/>
        </draw:path>
        <draw:path draw:style-name="gr6" draw:text-style-name="P6" draw:layer="layout" svg:width="0.222cm" svg:height="0.516cm" svg:x="4.798cm" svg:y="3.387cm" svg:viewBox="0 0 223 517" svg:d="M216 517h-209-7v-7-489h7-7c0-12 10-21 23-21v7-7h178v7-7c12 0 22 9 22 21h-7 7v489 7zM216 503v7h-7v-489c0-3-4-6-8-6h-178c-5 0-8 3-8 6v489h-8v-7z">
          <text:p/>
        </draw:path>
        <draw:path draw:style-name="gr9" draw:text-style-name="P9" draw:layer="layout" svg:width="0.208cm" svg:height="0.502cm" svg:x="4.805cm" svg:y="3.394cm" svg:viewBox="0 0 209 503" svg:d="M209 503h-209v-488c0-8 7-15 15-15h178c8 0 16 7 16 15z">
          <text:p/>
        </draw:path>
        <draw:path draw:style-name="gr6" draw:text-style-name="P6" draw:layer="layout" svg:width="0.222cm" svg:height="1.514cm" svg:x="5.497cm" svg:y="2.389cm" svg:viewBox="0 0 223 1515" svg:d="M216 1515h-209-7v-7-1487h7-7c0-12 10-21 22-21v7-7h179v7-7c12 0 22 9 22 21h-7 7v1487 7zM216 1501v7h-8v-1487c0-3-3-7-7-7h-179c-4 0-7 4-7 7v1487h-8v-7z">
          <text:p/>
        </draw:path>
        <draw:path draw:style-name="gr9" draw:text-style-name="P9" draw:layer="layout" svg:width="0.208cm" svg:height="1.5cm" svg:x="5.504cm" svg:y="2.396cm" svg:viewBox="0 0 209 1501" svg:d="M209 1501h-209v-1486c0-8 7-15 15-15h178c8 0 16 7 16 15z">
          <text:p/>
        </draw:path>
        <draw:path draw:style-name="gr6" draw:text-style-name="P6" draw:layer="layout" svg:width="0.222cm" svg:height="1.479cm" svg:x="6.188cm" svg:y="2.424cm" svg:viewBox="0 0 223 1480" svg:d="M216 1480h-209-7v-7-1452h7-7c0-12 10-21 23-21v7-7h178v7-7c12 0 22 9 22 21h-7 7v1452 7zM216 1465v8h-7v-1452c0-3-4-6-8-6h-178c-5 0-8 3-8 6v1452h-8v-8z">
          <text:p/>
        </draw:path>
        <draw:path draw:style-name="gr9" draw:text-style-name="P9" draw:layer="layout" svg:width="0.207cm" svg:height="1.464cm" svg:x="6.195cm" svg:y="2.431cm" svg:viewBox="0 0 208 1465" svg:d="M208 1465h-208v-1450c0-8 7-15 15-15h178c8 0 15 7 15 15z">
          <text:p/>
        </draw:path>
        <draw:line draw:style-name="gr7" draw:text-style-name="P7" draw:layer="layout" svg:x1="4.311cm" svg:y1="3.751cm" svg:x2="4.356cm" svg:y2="3.751cm">
          <text:p/>
        </draw:line>
        <draw:line draw:style-name="gr7" draw:text-style-name="P12" draw:layer="layout" svg:x1="4.311cm" svg:y1="3.603cm" svg:x2="4.356cm" svg:y2="3.603cm">
          <text:p/>
        </draw:line>
        <draw:line draw:style-name="gr7" draw:text-style-name="P12" draw:layer="layout" svg:x1="4.311cm" svg:y1="3.313cm" svg:x2="4.356cm" svg:y2="3.313cm">
          <text:p/>
        </draw:line>
        <draw:line draw:style-name="gr7" draw:text-style-name="P12" draw:layer="layout" svg:x1="4.311cm" svg:y1="3.164cm" svg:x2="4.356cm" svg:y2="3.164cm">
          <text:p/>
        </draw:line>
        <draw:line draw:style-name="gr7" draw:text-style-name="P12" draw:layer="layout" svg:x1="4.311cm" svg:y1="2.874cm" svg:x2="4.356cm" svg:y2="2.874cm">
          <text:p/>
        </draw:line>
        <draw:line draw:style-name="gr7" draw:text-style-name="P12" draw:layer="layout" svg:x1="4.311cm" svg:y1="2.725cm" svg:x2="4.356cm" svg:y2="2.725cm">
          <text:p/>
        </draw:line>
        <draw:line draw:style-name="gr7" draw:text-style-name="P12" draw:layer="layout" svg:x1="4.311cm" svg:y1="2.435cm" svg:x2="4.356cm" svg:y2="2.435cm">
          <text:p/>
        </draw:line>
        <draw:line draw:style-name="gr7" draw:text-style-name="P12" draw:layer="layout" svg:x1="4.311cm" svg:y1="2.286cm" svg:x2="4.356cm" svg:y2="2.286cm">
          <text:p/>
        </draw:line>
        <draw:line draw:style-name="gr7" draw:text-style-name="P7" draw:layer="layout" svg:x1="4.289cm" svg:y1="3.893cm" svg:x2="4.378cm" svg:y2="3.893cm">
          <text:p/>
        </draw:line>
        <draw:line draw:style-name="gr7" draw:text-style-name="P12" draw:layer="layout" svg:x1="4.289cm" svg:y1="3.454cm" svg:x2="4.378cm" svg:y2="3.454cm">
          <text:p/>
        </draw:line>
        <draw:line draw:style-name="gr7" draw:text-style-name="P12" draw:layer="layout" svg:x1="4.289cm" svg:y1="3.015cm" svg:x2="4.378cm" svg:y2="3.015cm">
          <text:p/>
        </draw:line>
        <draw:line draw:style-name="gr7" draw:text-style-name="P12" draw:layer="layout" svg:x1="4.289cm" svg:y1="2.577cm" svg:x2="4.378cm" svg:y2="2.577cm">
          <text:p/>
        </draw:line>
        <draw:line draw:style-name="gr7" draw:text-style-name="P12" draw:layer="layout" svg:x1="4.289cm" svg:y1="2.145cm" svg:x2="4.378cm" svg:y2="2.145cm">
          <text:p/>
        </draw:line>
        <draw:frame draw:style-name="gr14" draw:text-style-name="P11" draw:layer="layout" svg:width="0.091cm" svg:height="0.196cm" svg:x="4.09cm" svg:y="3.798cm">
          <draw:text-box>
            <text:p text:style-name="P10"><text:span text:style-name="T3">0</text:span></text:p>
          </draw:text-box>
        </draw:frame>
        <draw:frame draw:style-name="gr15" draw:text-style-name="P11" draw:layer="layout" svg:width="0.269cm" svg:height="0.196cm" svg:x="3.987cm" svg:y="3.36cm">
          <draw:text-box>
            <text:p text:style-name="P10"><text:span text:style-name="T3">200</text:span></text:p>
          </draw:text-box>
        </draw:frame>
        <draw:frame draw:style-name="gr16" draw:text-style-name="P11" draw:layer="layout" svg:width="0.269cm" svg:height="0.196cm" svg:x="3.987cm" svg:y="2.922cm">
          <draw:text-box>
            <text:p text:style-name="P10"><text:span text:style-name="T3">400</text:span></text:p>
          </draw:text-box>
        </draw:frame>
        <draw:frame draw:style-name="gr15" draw:text-style-name="P11" draw:layer="layout" svg:width="0.269cm" svg:height="0.196cm" svg:x="3.987cm" svg:y="2.483cm">
          <draw:text-box>
            <text:p text:style-name="P10"><text:span text:style-name="T3">600</text:span></text:p>
          </draw:text-box>
        </draw:frame>
        <draw:frame draw:style-name="gr15" draw:text-style-name="P11" draw:layer="layout" svg:width="0.269cm" svg:height="0.196cm" svg:x="3.987cm" svg:y="2.045cm">
          <draw:text-box>
            <text:p text:style-name="P10"><text:span text:style-name="T3">800</text:span></text:p>
          </draw:text-box>
        </draw:frame>
        <draw:frame draw:style-name="gr17" draw:text-style-name="P15" draw:layer="layout" svg:width="0.37cm" svg:height="0.187cm" svg:x="1.019cm" svg:y="3.974cm">
          <draw:text-box>
            <text:p text:style-name="P14"><text:span text:style-name="T4">Conv</text:span><text:span text:style-name="T5">A</text:span></text:p>
          </draw:text-box>
        </draw:frame>
        <draw:frame draw:style-name="gr18" draw:text-style-name="P15" draw:layer="layout" svg:width="0.366cm" svg:height="0.187cm" svg:x="1.713cm" svg:y="3.973cm">
          <draw:text-box>
            <text:p text:style-name="P14"><text:span text:style-name="T4">Conv</text:span><text:span text:style-name="T5">B</text:span></text:p>
          </draw:text-box>
        </draw:frame>
        <draw:frame draw:style-name="gr18" draw:text-style-name="P15" draw:layer="layout" svg:width="0.366cm" svg:height="0.187cm" svg:x="2.423cm" svg:y="3.973cm">
          <draw:text-box>
            <text:p text:style-name="P14"><text:span text:style-name="T4">Co</text:span><text:span text:style-name="T4">nv</text:span><text:span text:style-name="T5">C</text:span></text:p>
          </draw:text-box>
        </draw:frame>
        <draw:frame draw:style-name="gr17" draw:text-style-name="P15" draw:layer="layout" svg:width="0.37cm" svg:height="0.187cm" svg:x="4.656cm" svg:y="3.974cm">
          <draw:text-box>
            <text:p text:style-name="P14"><text:span text:style-name="T4">Conv</text:span><text:span text:style-name="T5">A</text:span></text:p>
          </draw:text-box>
        </draw:frame>
        <draw:frame draw:style-name="gr18" draw:text-style-name="P15" draw:layer="layout" svg:width="0.366cm" svg:height="0.187cm" svg:x="5.35cm" svg:y="3.973cm">
          <draw:text-box>
            <text:p text:style-name="P14"><text:span text:style-name="T4">Conv</text:span><text:span text:style-name="T5">B</text:span></text:p>
          </draw:text-box>
        </draw:frame>
        <draw:frame draw:style-name="gr18" draw:text-style-name="P15" draw:layer="layout" svg:width="0.366cm" svg:height="0.187cm" svg:x="6.06cm" svg:y="3.973cm">
          <draw:text-box>
            <text:p text:style-name="P14"><text:span text:style-name="T4">Conv</text:span><text:span text:style-name="T5">C</text:span></text:p>
          </draw:text-box>
        </draw:frame>
        <draw:frame draw:style-name="gr19" draw:text-style-name="P16" draw:layer="layout" svg:width="2.061cm" svg:height="0.477cm" draw:transform="rotate (1.5707963267949) translate (3.622cm 3.904cm)">
          <draw:text-box>
            <text:p><text:span text:style-name="T6">Power </text:span><text:span text:style-name="T6">reduction </text:span><text:span text:style-name="T6">factor</text:span></text:p>
          </draw:text-box>
        </draw:frame>
        <draw:frame draw:style-name="gr19" draw:text-style-name="P17" draw:layer="layout" svg:width="1.781cm" svg:height="0.477cm" draw:transform="rotate (1.5707963267949) translate (0.07cm 3.824cm)">
          <draw:text-box>
            <text:p><text:span text:style-name="T7">Accel</text:span><text:span text:style-name="T7">eratio</text:span><text:span text:style-name="T7">n </text:span><text:span text:style-name="T7">factor</text:span></text:p>
          </draw:text-box>
        </draw:frame>
        <draw:frame draw:style-name="gr20" draw:text-style-name="P18" draw:layer="layout" svg:width="1.446cm" svg:height="0.239cm" svg:x="1.086cm" svg:y="4.177cm">
          <draw:text-box>
            <text:p text:style-name="P14"><text:span text:style-name="T8">Ten</text:span><text:span text:style-name="T8">sor </text:span><text:span text:style-name="T8">oper</text:span><text:span text:style-name="T8">atio</text:span><text:span text:style-name="T8">n</text:span></text:p>
          </draw:text-box>
        </draw:frame>
        <draw:frame draw:style-name="gr20" draw:text-style-name="P18" draw:layer="layout" svg:width="1.446cm" svg:height="0.239cm" svg:x="4.716cm" svg:y="4.178cm">
          <draw:text-box>
            <text:p text:style-name="P14"><text:span text:style-name="T8">Te</text:span><text:span text:style-name="T8">nso</text:span><text:span text:style-name="T8">r </text:span><text:span text:style-name="T8">op</text:span><text:span text:style-name="T8">era</text:span><text:span text:style-name="T8">tio</text:span><text:span text:style-name="T8">n</text:span></text:p>
          </draw:text-box>
        </draw:frame>
        <draw:line draw:style-name="gr4" draw:text-style-name="P19" draw:layer="layout" svg:x1="8.007cm" svg:y1="3.875cm" svg:x2="11.83cm" svg:y2="3.875cm">
          <text:p/>
        </draw:line>
        <draw:line draw:style-name="gr21" draw:text-style-name="P19" draw:layer="layout" svg:x1="8.007cm" svg:y1="3.436cm" svg:x2="11.83cm" svg:y2="3.436cm">
          <text:p/>
        </draw:line>
        <draw:line draw:style-name="gr21" draw:text-style-name="P19" draw:layer="layout" svg:x1="8.007cm" svg:y1="2.989cm" svg:x2="11.83cm" svg:y2="2.989cm">
          <text:p/>
        </draw:line>
        <draw:line draw:style-name="gr21" draw:text-style-name="P19" draw:layer="layout" svg:x1="8.007cm" svg:y1="2.541cm" svg:x2="11.83cm" svg:y2="2.541cm">
          <text:p/>
        </draw:line>
        <draw:line draw:style-name="gr21" draw:text-style-name="P19" draw:layer="layout" svg:x1="8.007cm" svg:y1="2.093cm" svg:x2="11.83cm" svg:y2="2.093cm">
          <text:p/>
        </draw:line>
        <draw:polygon draw:style-name="gr6" draw:text-style-name="P20" draw:layer="layout" svg:width="3.822cm" svg:height="0.008cm" svg:x="8.007cm" svg:y="3.721cm" svg:viewBox="0 0 3823 9" draw:points="0,0 3823,0 3823,9 0,9">
          <text:p/>
        </draw:polygon>
        <draw:polygon draw:style-name="gr6" draw:text-style-name="P20" draw:layer="layout" svg:width="3.822cm" svg:height="0.008cm" svg:x="8.007cm" svg:y="3.581cm" svg:viewBox="0 0 3823 9" draw:points="0,0 3823,0 3823,9 0,9">
          <text:p/>
        </draw:polygon>
        <draw:polygon draw:style-name="gr6" draw:text-style-name="P20" draw:layer="layout" svg:width="3.822cm" svg:height="0.008cm" svg:x="8.007cm" svg:y="3.283cm" svg:viewBox="0 0 3823 9" draw:points="0,0 3823,0 3823,9 0,9">
          <text:p/>
        </draw:polygon>
        <draw:polygon draw:style-name="gr6" draw:text-style-name="P20" draw:layer="layout" svg:width="3.822cm" svg:height="0.008cm" svg:x="8.007cm" svg:y="3.133cm" svg:viewBox="0 0 3823 9" draw:points="0,0 3823,0 3823,9 0,9">
          <text:p/>
        </draw:polygon>
        <draw:polygon draw:style-name="gr6" draw:text-style-name="P20" draw:layer="layout" svg:width="3.822cm" svg:height="0.008cm" svg:x="8.007cm" svg:y="2.835cm" svg:viewBox="0 0 3823 9" draw:points="0,0 3823,0 3823,9 0,9">
          <text:p/>
        </draw:polygon>
        <draw:polygon draw:style-name="gr6" draw:text-style-name="P20" draw:layer="layout" svg:width="3.822cm" svg:height="0.008cm" svg:x="8.007cm" svg:y="2.686cm" svg:viewBox="0 0 3823 9" draw:points="0,0 3823,0 3823,9 0,9">
          <text:p/>
        </draw:polygon>
        <draw:polygon draw:style-name="gr6" draw:text-style-name="P20" draw:layer="layout" svg:width="3.822cm" svg:height="0.008cm" svg:x="8.007cm" svg:y="2.387cm" svg:viewBox="0 0 3823 9" draw:points="0,0 3823,0 3823,9 0,9">
          <text:p/>
        </draw:polygon>
        <draw:polygon draw:style-name="gr6" draw:text-style-name="P20" draw:layer="layout" svg:width="3.822cm" svg:height="0.008cm" svg:x="8.007cm" svg:y="2.238cm" svg:viewBox="0 0 3823 9" draw:points="0,0 3823,0 3823,9 0,9">
          <text:p/>
        </draw:polygon>
        <draw:line draw:style-name="gr7" draw:text-style-name="P7" draw:layer="layout" svg:x1="8.007cm" svg:y1="3.874cm" svg:x2="8.007cm" svg:y2="2.093cm">
          <text:p/>
        </draw:line>
        <draw:path draw:style-name="gr6" draw:text-style-name="P6" draw:layer="layout" svg:width="0.284cm" svg:height="0.71cm" svg:x="10.955cm" svg:y="3.178cm" svg:viewBox="0 0 285 711" svg:d="M271 711h-257-14v-9-676h14-14c0-14 19-26 43-26v9-9h199v9-9c24 0 43 12 43 26h-14 14v676 9zM271 693v9h-15v-676c0-5-6-8-14-8h-199c-8 0-14 3-14 8v676h-15v-9z">
          <text:p/>
        </draw:path>
        <draw:path draw:style-name="gr8" draw:text-style-name="P8" draw:layer="layout" svg:width="0.255cm" svg:height="0.692cm" svg:x="10.97cm" svg:y="3.186cm" svg:viewBox="0 0 256 693" svg:d="M256 693h-256v-675c0-10 13-18 28-18h200c16 0 28 8 28 18z">
          <text:p/>
        </draw:path>
        <draw:path draw:style-name="gr6" draw:text-style-name="P6" draw:layer="layout" svg:width="0.283cm" svg:height="0.57cm" svg:x="10.075cm" svg:y="3.318cm" svg:viewBox="0 0 284 571" svg:d="M271 571h-257-14v-9-536h14-14c0-14 19-26 43-26v9-9h199v9-9c24 0 42 12 42 26h-13 13v536 9zM271 553v9h-15v-536c0-4-6-8-14-8h-199c-8 0-15 4-15 8v536h-14v-9z">
          <text:p/>
        </draw:path>
        <draw:path draw:style-name="gr8" draw:text-style-name="P8" draw:layer="layout" svg:width="0.255cm" svg:height="0.552cm" svg:x="10.089cm" svg:y="3.326cm" svg:viewBox="0 0 256 553" svg:d="M256 553h-256v-535c0-10 13-18 29-18h199c15 0 28 8 28 18z">
          <text:p/>
        </draw:path>
        <draw:path draw:style-name="gr6" draw:text-style-name="P6" draw:layer="layout" svg:width="0.283cm" svg:height="0.64cm" svg:x="9.193cm" svg:y="3.248cm" svg:viewBox="0 0 284 641" svg:d="M271 641h-257-14v-9-606h14-14c0-14 19-26 42-26v9-9h200v9-9c24 0 42 12 42 26h-13 13v606 9zM271 623v9h-15v-606c0-5-6-8-14-8h-200c-7 0-14 3-14 8v606h-14v-9z">
          <text:p/>
        </draw:path>
        <draw:path draw:style-name="gr8" draw:text-style-name="P8" draw:layer="layout" svg:width="0.255cm" svg:height="0.622cm" svg:x="9.207cm" svg:y="3.256cm" svg:viewBox="0 0 256 623" svg:d="M256 623h-256v-605c0-10 12-18 28-18h200c15 0 28 8 28 18z">
          <text:p/>
        </draw:path>
        <draw:path draw:style-name="gr6" draw:text-style-name="P6" draw:layer="layout" svg:width="0.284cm" svg:height="1.5cm" svg:x="8.312cm" svg:y="2.387cm" svg:viewBox="0 0 285 1501" svg:d="M271 1501h-257-14v-9-1466h14-14c0-14 19-26 43-26v9-9h199v9-9c24 0 43 12 43 26h-14 14v1466 9zM271 1484v8h-15v-1466c0-5-6-8-14-8h-199c-8 0-15 3-15 8v1466h-14v-8z">
          <text:p/>
        </draw:path>
        <draw:path draw:style-name="gr8" draw:text-style-name="P8" draw:layer="layout" svg:width="0.255cm" svg:height="1.483cm" svg:x="8.327cm" svg:y="2.396cm" svg:viewBox="0 0 256 1484" svg:d="M256 1484h-256v-1466c0-10 12-18 28-18h199c16 0 29 8 29 18z">
          <text:p/>
        </draw:path>
        <draw:path draw:style-name="gr6" draw:text-style-name="P6" draw:layer="layout" svg:width="0.283cm" svg:height="0.921cm" svg:x="11.24cm" svg:y="2.967cm" svg:viewBox="0 0 284 922" svg:d="M271 922h-257-14v-9-887h14-14c0-14 19-26 43-26v9-9h199v9-9c24 0 42 12 42 26h-13 13v887 9zM271 904v9h-15v-887c0-5-6-8-14-8h-199c-8 0-15 3-15 8v887h-14v-9z">
          <text:p/>
        </draw:path>
        <draw:path draw:style-name="gr9" draw:text-style-name="P9" draw:layer="layout" svg:width="0.255cm" svg:height="0.903cm" svg:x="11.254cm" svg:y="2.975cm" svg:viewBox="0 0 256 904" svg:d="M256 904h-256v-886c0-10 12-18 28-18h200c15 0 28 8 28 18z">
          <text:p/>
        </draw:path>
        <draw:path draw:style-name="gr6" draw:text-style-name="P6" draw:layer="layout" svg:width="0.284cm" svg:height="0.657cm" svg:x="10.359cm" svg:y="3.23cm" svg:viewBox="0 0 285 658" svg:d="M271 658h-257-14v-9-623h14-14c0-14 19-26 43-26v9-9h199v9-9c24 0 43 12 43 26h-14 14v623 9zM271 641v8h-15v-623c0-4-6-8-14-8h-199c-8 0-15 4-15 8v623h-14v-8z">
          <text:p/>
        </draw:path>
        <draw:path draw:style-name="gr9" draw:text-style-name="P9" draw:layer="layout" svg:width="0.255cm" svg:height="0.64cm" svg:x="10.373cm" svg:y="3.239cm" svg:viewBox="0 0 256 641" svg:d="M256 641h-256v-623c0-10 12-18 28-18h199c16 0 29 8 29 18z">
          <text:p/>
        </draw:path>
        <draw:path draw:style-name="gr6" draw:text-style-name="P6" draw:layer="layout" svg:width="0.284cm" svg:height="0.561cm" svg:x="9.477cm" svg:y="3.326cm" svg:viewBox="0 0 285 562" svg:d="M271 562h-257-14v-9-527h14-14c0-14 19-26 43-26v9-9h199v9-9c24 0 43 12 43 26h-14 14v527 9zM271 544v9h-15v-527c0-4-6-8-14-8h-199c-8 0-15 4-15 8v527h-14v-9z">
          <text:p/>
        </draw:path>
        <draw:path draw:style-name="gr9" draw:text-style-name="P9" draw:layer="layout" svg:width="0.255cm" svg:height="0.543cm" svg:x="9.492cm" svg:y="3.335cm" svg:viewBox="0 0 256 544" svg:d="M256 544h-256v-526c0-10 13-18 28-18h200c16 0 28 8 28 18z">
          <text:p/>
        </draw:path>
        <draw:path draw:style-name="gr6" draw:text-style-name="P6" draw:layer="layout" svg:width="0.283cm" svg:height="0.552cm" svg:x="8.597cm" svg:y="3.335cm" svg:viewBox="0 0 284 553" svg:d="M271 553h-257-14v-9-518h14-14c0-14 19-26 43-26v9-9h199v9-9c24 0 42 12 42 26h-13 13v518 9zM271 536v8h-15v-518c0-5-6-8-14-8h-199c-8 0-15 3-15 8v518h-14v-8z">
          <text:p/>
        </draw:path>
        <draw:path draw:style-name="gr9" draw:text-style-name="P9" draw:layer="layout" svg:width="0.255cm" svg:height="0.535cm" svg:x="8.611cm" svg:y="3.344cm" svg:viewBox="0 0 256 536" svg:d="M256 536h-256v-518c0-10 13-18 28-18h200c16 0 28 8 28 18z">
          <text:p/>
        </draw:path>
        <draw:line draw:style-name="gr7" draw:text-style-name="P7" draw:layer="layout" svg:x1="7.964cm" svg:y1="3.726cm" svg:x2="8.049cm" svg:y2="3.726cm">
          <text:p/>
        </draw:line>
        <draw:line draw:style-name="gr7" draw:text-style-name="P7" draw:layer="layout" svg:x1="7.964cm" svg:y1="3.585cm" svg:x2="8.049cm" svg:y2="3.585cm">
          <text:p/>
        </draw:line>
        <draw:line draw:style-name="gr7" draw:text-style-name="P7" draw:layer="layout" svg:x1="7.964cm" svg:y1="3.287cm" svg:x2="8.049cm" svg:y2="3.287cm">
          <text:p/>
        </draw:line>
        <draw:line draw:style-name="gr7" draw:text-style-name="P7" draw:layer="layout" svg:x1="7.964cm" svg:y1="3.138cm" svg:x2="8.049cm" svg:y2="3.138cm">
          <text:p/>
        </draw:line>
        <draw:line draw:style-name="gr7" draw:text-style-name="P7" draw:layer="layout" svg:x1="7.964cm" svg:y1="2.84cm" svg:x2="8.049cm" svg:y2="2.84cm">
          <text:p/>
        </draw:line>
        <draw:line draw:style-name="gr7" draw:text-style-name="P7" draw:layer="layout" svg:x1="7.964cm" svg:y1="2.69cm" svg:x2="8.049cm" svg:y2="2.69cm">
          <text:p/>
        </draw:line>
        <draw:line draw:style-name="gr7" draw:text-style-name="P7" draw:layer="layout" svg:x1="7.964cm" svg:y1="2.392cm" svg:x2="8.049cm" svg:y2="2.392cm">
          <text:p/>
        </draw:line>
        <draw:line draw:style-name="gr7" draw:text-style-name="P7" draw:layer="layout" svg:x1="7.964cm" svg:y1="2.243cm" svg:x2="8.049cm" svg:y2="2.243cm">
          <text:p/>
        </draw:line>
        <draw:line draw:style-name="gr7" draw:text-style-name="P7" draw:layer="layout" svg:x1="7.921cm" svg:y1="3.875cm" svg:x2="8.091cm" svg:y2="3.875cm">
          <text:p/>
        </draw:line>
        <draw:line draw:style-name="gr7" draw:text-style-name="P7" draw:layer="layout" svg:x1="7.921cm" svg:y1="3.436cm" svg:x2="8.091cm" svg:y2="3.436cm">
          <text:p/>
        </draw:line>
        <draw:line draw:style-name="gr7" draw:text-style-name="P7" draw:layer="layout" svg:x1="7.921cm" svg:y1="2.989cm" svg:x2="8.091cm" svg:y2="2.989cm">
          <text:p/>
        </draw:line>
        <draw:line draw:style-name="gr7" draw:text-style-name="P7" draw:layer="layout" svg:x1="7.921cm" svg:y1="2.541cm" svg:x2="8.091cm" svg:y2="2.541cm">
          <text:p/>
        </draw:line>
        <draw:line draw:style-name="gr7" draw:text-style-name="P7" draw:layer="layout" svg:x1="7.921cm" svg:y1="2.093cm" svg:x2="8.091cm" svg:y2="2.093cm">
          <text:p/>
        </draw:line>
        <draw:frame draw:style-name="gr22" draw:text-style-name="P11" draw:layer="layout" svg:width="0.258cm" svg:height="0.239cm" svg:x="7.536cm" svg:y="3.747cm">
          <draw:text-box>
            <text:p text:style-name="P10"><text:span text:style-name="T3">0</text:span><text:span text:style-name="T3">%</text:span></text:p>
          </draw:text-box>
        </draw:frame>
        <draw:frame draw:style-name="gr23" draw:text-style-name="P11" draw:layer="layout" svg:width="0.351cm" svg:height="0.239cm" svg:x="7.489cm" svg:y="3.348cm">
          <draw:text-box>
            <text:p text:style-name="P10"><text:span text:style-name="T3">2</text:span><text:span text:style-name="T3">5</text:span><text:span text:style-name="T3">%</text:span></text:p>
          </draw:text-box>
        </draw:frame>
        <draw:frame draw:style-name="gr24" draw:text-style-name="P11" draw:layer="layout" svg:width="0.352cm" svg:height="0.239cm" svg:x="7.49cm" svg:y="2.898cm">
          <draw:text-box>
            <text:p text:style-name="P10"><text:span text:style-name="T3">5</text:span><text:span text:style-name="T3">0</text:span><text:span text:style-name="T3">%</text:span></text:p>
          </draw:text-box>
        </draw:frame>
        <draw:frame draw:style-name="gr23" draw:text-style-name="P11" draw:layer="layout" svg:width="0.351cm" svg:height="0.239cm" svg:x="7.489cm" svg:y="2.455cm">
          <draw:text-box>
            <text:p text:style-name="P10"><text:span text:style-name="T3">75</text:span><text:span text:style-name="T3">%</text:span></text:p>
          </draw:text-box>
        </draw:frame>
        <draw:frame draw:style-name="gr25" draw:text-style-name="P11" draw:layer="layout" svg:width="0.447cm" svg:height="0.239cm" svg:x="7.444cm" svg:y="2.011cm">
          <draw:text-box>
            <text:p text:style-name="P10"><text:span text:style-name="T3">100%</text:span></text:p>
          </draw:text-box>
        </draw:frame>
        <draw:frame draw:style-name="gr26" draw:text-style-name="P18" draw:layer="layout" svg:width="0.417cm" svg:height="0.239cm" svg:x="11.036cm" svg:y="3.933cm">
          <draw:text-box>
            <text:p text:style-name="P14"><text:span text:style-name="T9">LUT</text:span></text:p>
          </draw:text-box>
        </draw:frame>
        <draw:frame draw:style-name="gr27" draw:text-style-name="P18" draw:layer="layout" svg:width="0.239cm" svg:height="0.239cm" svg:x="10.241cm" svg:y="3.944cm">
          <draw:text-box>
            <text:p text:style-name="P14"><text:span text:style-name="T9">FF</text:span></text:p>
          </draw:text-box>
        </draw:frame>
        <draw:frame draw:style-name="gr24" draw:text-style-name="P18" draw:layer="layout" svg:width="0.391cm" svg:height="0.239cm" svg:x="9.268cm" svg:y="3.933cm">
          <draw:text-box>
            <text:p text:style-name="P14"><text:span text:style-name="T9">DSP</text:span></text:p>
          </draw:text-box>
        </draw:frame>
        <draw:frame draw:style-name="gr28" draw:text-style-name="P18" draw:layer="layout" svg:width="1.145cm" svg:height="0.239cm" svg:x="7.979cm" svg:y="3.933cm">
          <draw:text-box>
            <text:p text:style-name="P14"><text:span text:style-name="T9">B</text:span><text:span text:style-name="T9">R</text:span><text:span text:style-name="T9">A</text:span><text:span text:style-name="T9">M</text:span><text:span text:style-name="T9"> </text:span><text:span text:style-name="T9">3</text:span><text:span text:style-name="T9">6</text:span><text:span text:style-name="T9">K</text:span><text:span text:style-name="T9">b</text:span></text:p>
          </draw:text-box>
        </draw:frame>
        <draw:frame draw:style-name="gr29" draw:text-style-name="P21" draw:layer="layout" svg:width="3.121cm" svg:height="0.314cm" svg:x="8.472cm" svg:y="1.455cm">
          <draw:text-box>
            <text:p text:style-name="P3"><text:span text:style-name="T10">Ha</text:span><text:span text:style-name="T10">rd</text:span><text:span text:style-name="T10">wa</text:span><text:span text:style-name="T10">re </text:span><text:span text:style-name="T10">res</text:span><text:span text:style-name="T10">our</text:span><text:span text:style-name="T10">ce </text:span><text:span text:style-name="T10">util</text:span><text:span text:style-name="T10">iza</text:span><text:span text:style-name="T10">tio</text:span><text:span text:style-name="T10">n.</text:span></text:p>
          </draw:text-box>
        </draw:frame>
        <draw:polygon draw:style-name="gr30" draw:text-style-name="P22" draw:layer="layout" svg:width="2.654cm" svg:height="2.099cm" svg:x="2.571cm" svg:y="6.164cm" svg:viewBox="0 0 2655 2100" draw:points="0,0 2655,0 2655,2100 0,2100">
          <text:p/>
        </draw:polygon>
        <draw:path draw:style-name="gr31" draw:text-style-name="P23" draw:layer="layout" svg:width="0.155cm" svg:height="0.944cm" svg:x="3.898cm" svg:y="6.269cm" svg:viewBox="0 0 156 945" svg:d="M0 0c53 0 104 4 156 13l-156 932z">
          <text:p/>
        </draw:path>
        <draw:path draw:style-name="gr32" draw:text-style-name="P24" draw:layer="layout" svg:width="0.28cm" svg:height="0.932cm" svg:x="3.898cm" svg:y="6.282cm" svg:viewBox="0 0 281 933" svg:d="M156 0c42 7 84 17 125 30l-281 903z">
          <text:p/>
        </draw:path>
        <draw:path draw:style-name="gr33" draw:text-style-name="P25" draw:layer="layout" svg:width="0.359cm" svg:height="0.902cm" svg:x="3.898cm" svg:y="6.312cm" svg:viewBox="0 0 360 903" svg:d="M281 0c27 8 53 18 79 28l-360 875z">
          <text:p/>
        </draw:path>
        <draw:path draw:style-name="gr31" draw:text-style-name="P23" draw:layer="layout" svg:width="0.4cm" svg:height="0.873cm" svg:x="3.898cm" svg:y="6.34cm" svg:viewBox="0 0 401 874" svg:d="M360 0c14 6 27 12 41 18l-401 856z">
          <text:p/>
        </draw:path>
        <draw:path draw:style-name="gr32" draw:text-style-name="P24" draw:layer="layout" svg:width="0.504cm" svg:height="0.855cm" svg:x="3.898cm" svg:y="6.358cm" svg:viewBox="0 0 505 856" svg:d="M401 0c36 17 70 36 104 57l-505 799z">
          <text:p/>
        </draw:path>
        <draw:path draw:style-name="gr34" draw:text-style-name="P26" draw:layer="layout" svg:width="0.492cm" svg:height="0.944cm" svg:x="3.405cm" svg:y="6.269cm" svg:viewBox="0 0 493 945" svg:d="M0 139c148-91 319-139 493-139v945z">
          <text:p/>
        </draw:path>
        <draw:path draw:style-name="gr35" draw:text-style-name="P27" draw:layer="layout" svg:width="1.889cm" svg:height="1.75cm" svg:x="2.954cm" svg:y="6.408cm" svg:viewBox="0 0 1890 1751" svg:d="M1450 7c357 226 521 661 402 1066s-492 681-914 678-791-285-904-692c-112-407 58-839 418-1059l493 806z">
          <text:p/>
        </draw:path>
        <draw:path draw:style-name="gr36" draw:text-style-name="P28" draw:layer="layout" svg:width="0.155cm" svg:height="0.944cm" svg:x="3.898cm" svg:y="6.269cm" svg:viewBox="0 0 156 945" svg:d="M0 945v-945c53 0 104 4 156 13">
          <text:p/>
        </draw:path>
        <draw:path draw:style-name="gr36" draw:text-style-name="P28" draw:layer="layout" svg:width="0.28cm" svg:height="0.932cm" svg:x="3.898cm" svg:y="6.282cm" svg:viewBox="0 0 281 933" svg:d="M0 933l156-933c42 7 84 17 125 30">
          <text:p/>
        </draw:path>
        <draw:path draw:style-name="gr36" draw:text-style-name="P28" draw:layer="layout" svg:width="0.359cm" svg:height="0.902cm" svg:x="3.898cm" svg:y="6.312cm" svg:viewBox="0 0 360 903" svg:d="M0 903l281-903c27 8 53 18 79 28">
          <text:p/>
        </draw:path>
        <draw:path draw:style-name="gr36" draw:text-style-name="P28" draw:layer="layout" svg:width="0.4cm" svg:height="0.873cm" svg:x="3.898cm" svg:y="6.34cm" svg:viewBox="0 0 401 874" svg:d="M0 874l360-874c14 6 27 12 41 18">
          <text:p/>
        </draw:path>
        <draw:path draw:style-name="gr36" draw:text-style-name="P28" draw:layer="layout" svg:width="0.504cm" svg:height="0.855cm" svg:x="3.898cm" svg:y="6.358cm" svg:viewBox="0 0 505 856" svg:d="M0 856l401-856c36 17 70 36 104 57">
          <text:p/>
        </draw:path>
        <draw:path draw:style-name="gr36" draw:text-style-name="P28" draw:layer="layout" svg:width="1.889cm" svg:height="1.75cm" svg:x="2.954cm" svg:y="6.408cm" svg:viewBox="0 0 1890 1751" svg:d="M945 806l505-799c357 226 521 661 402 1066s-492 681-914 678-791-285-904-692c-112-407 58-839 418-1059">
          <text:p/>
        </draw:path>
        <draw:path draw:style-name="gr36" draw:text-style-name="P28" draw:layer="layout" svg:width="0.492cm" svg:height="0.944cm" svg:x="3.405cm" svg:y="6.269cm" svg:viewBox="0 0 493 945" svg:d="M493 945l-493-806c148-91 319-139 493-139">
          <text:p/>
        </draw:path>
        <draw:polygon draw:style-name="gr30" draw:text-style-name="P29" draw:layer="layout" svg:width="2.62cm" svg:height="2.071cm" svg:x="2.6cm" svg:y="6.15cm" svg:viewBox="0 0 2621 2072" draw:points="0,0 2621,0 2621,2072 0,2072">
          <text:p/>
        </draw:polygon>
        <draw:frame draw:style-name="gr37" draw:text-style-name="P31" draw:layer="layout" svg:width="0.751cm" svg:height="0.239cm" svg:x="2.703cm" svg:y="6.116cm">
          <draw:text-box>
            <text:p text:style-name="P30">PL static</text:p>
          </draw:text-box>
        </draw:frame>
        <draw:polyline draw:style-name="gr7" draw:text-style-name="P32" draw:layer="layout" svg:width="0.986cm" svg:height="0cm" svg:x="2.703cm" svg:y="6.328cm" svg:viewBox="0 0 987 0" draw:points="0,0 247,0 987,0">
          <text:p/>
        </draw:polyline>
        <draw:frame draw:style-name="gr38" draw:text-style-name="P34" draw:layer="layout" svg:width="0.48cm" svg:height="0.239cm" svg:x="2.703cm" svg:y="6.371cm">
          <draw:text-box>
            <text:p text:style-name="P33"><text:span text:style-name="T11">8.5%</text:span></text:p>
          </draw:text-box>
        </draw:frame>
        <draw:frame draw:style-name="gr39" draw:text-style-name="P31" draw:layer="layout" svg:width="0.413cm" svg:height="0.239cm" svg:x="2.703cm" svg:y="7.827cm">
          <draw:text-box>
            <text:p text:style-name="P30">CPU</text:p>
          </draw:text-box>
        </draw:frame>
        <draw:polyline draw:style-name="gr7" draw:text-style-name="P32" draw:layer="layout" svg:width="0.968cm" svg:height="0cm" svg:x="2.703cm" svg:y="8.04cm" svg:viewBox="0 0 969 0" draw:points="0,0 247,0 969,0">
          <text:p/>
        </draw:polyline>
        <draw:path draw:style-name="gr40" draw:text-style-name="P35" draw:layer="layout" svg:width="0.017cm" svg:height="0.017cm" svg:x="3.664cm" svg:y="8.031cm" svg:viewBox="0 0 18 18" svg:d="M18 9c0-5-4-9-9-9s-9 4-9 9 4 9 9 9 9-4 9-9z">
          <text:p/>
        </draw:path>
        <draw:frame draw:style-name="gr41" draw:text-style-name="P34" draw:layer="layout" svg:width="0.586cm" svg:height="0.239cm" svg:x="2.703cm" svg:y="8.083cm">
          <draw:text-box>
            <text:p text:style-name="P33"><text:span text:style-name="T11">82.9%</text:span></text:p>
          </draw:text-box>
        </draw:frame>
        <draw:frame draw:style-name="gr42" draw:text-style-name="P31" draw:layer="layout" svg:width="1.119cm" svg:height="0.239cm" svg:x="2.692cm" svg:y="5.661cm">
          <draw:text-box>
            <text:p text:style-name="P30">Clocks <text:span text:style-name="T11">3</text:span><text:span text:style-name="T11">.</text:span><text:span text:style-name="T11">3</text:span><text:span text:style-name="T11">%</text:span></text:p>
          </draw:text-box>
        </draw:frame>
        <draw:polyline draw:style-name="gr7" draw:text-style-name="P32" draw:layer="layout" svg:width="0.354cm" svg:height="0.423cm" draw:transform="rotate (-3.14159265358979) translate (3.97461492737808cm 6.30079669718952cm)" svg:viewBox="0 0 355 424" draw:points="355,424 279,424 0,0">
          <text:p/>
        </draw:polyline>
        <draw:frame draw:style-name="gr43" draw:text-style-name="P31" draw:layer="layout" svg:width="1.157cm" svg:height="0.239cm" svg:x="4.354cm" svg:y="5.796cm">
          <draw:text-box>
            <text:p text:style-name="P30">Signals <text:span text:style-name="T11">2</text:span><text:span text:style-name="T11">.</text:span><text:span text:style-name="T11">2</text:span><text:span text:style-name="T11">%</text:span></text:p>
          </draw:text-box>
        </draw:frame>
        <draw:polyline draw:style-name="gr7" draw:text-style-name="P32" draw:layer="layout" svg:width="0.208cm" svg:height="0.457cm" draw:transform="rotate (-3.14159265358979) translate (4.30796832705942cm 6.33380398053168cm)" svg:viewBox="0 0 209 458" draw:points="0,458 53,458 209,0">
          <text:p/>
        </draw:polyline>
        <draw:frame draw:style-name="gr44" draw:text-style-name="P31" draw:layer="layout" svg:width="1.03cm" svg:height="0.239cm" svg:x="4.476cm" svg:y="6.063cm">
          <draw:text-box>
            <text:p text:style-name="P30">Logic <text:span text:style-name="T11">1</text:span><text:span text:style-name="T11">.</text:span><text:span text:style-name="T11">0</text:span><text:span text:style-name="T11">%</text:span></text:p>
          </draw:text-box>
        </draw:frame>
        <draw:polyline draw:style-name="gr7" draw:text-style-name="P32" draw:layer="layout" svg:width="0.235cm" svg:height="0.24cm" draw:transform="rotate (-3.14159265358979) translate (4.42616689653394cm 6.39615392448701cm)" svg:viewBox="0 0 236 241" draw:points="0,241 72,241 236,0">
          <text:p/>
        </draw:polyline>
        <draw:frame draw:style-name="gr45" draw:text-style-name="P31" draw:layer="layout" svg:width="1.153cm" svg:height="0.239cm" svg:x="4.763cm" svg:y="6.352cm">
          <draw:text-box>
            <text:p text:style-name="P30">BRAM <text:span text:style-name="T11">0.8%</text:span></text:p>
          </draw:text-box>
        </draw:frame>
        <draw:polyline draw:style-name="gr7" draw:text-style-name="P32" draw:layer="layout" svg:width="0.658cm" svg:height="0.054cm" draw:transform="rotate (-3.14159265358979) translate (4.9164137108863cm 6.39608956666308cm)" svg:viewBox="0 0 659 55" draw:points="0,55 222,55 659,0">
          <text:p/>
        </draw:polyline>
        <draw:frame draw:style-name="gr46" draw:text-style-name="P31" draw:layer="layout" svg:width="0.925cm" svg:height="0.239cm" svg:x="4.96cm" svg:y="6.808cm">
          <draw:text-box>
            <text:p text:style-name="P30">DSP <text:span text:style-name="T11">1.3%</text:span></text:p>
          </draw:text-box>
        </draw:frame>
        <draw:polyline draw:style-name="gr7" draw:text-style-name="P32" draw:layer="layout" svg:width="0.616cm" svg:height="0.459cm" svg:x="4.299cm" svg:y="6.53cm" svg:viewBox="0 0 617 460" draw:points="617,460 344,460 0,0">
          <text:p/>
        </draw:polyline>
        <draw:path draw:style-name="gr40" draw:text-style-name="P35" draw:layer="layout" svg:width="0.017cm" svg:height="0.017cm" svg:x="4.292cm" svg:y="6.521cm" svg:viewBox="0 0 18 18" svg:d="M18 9c0-5-4-9-9-9s-9 4-9 9 4 9 9 9 9-4 9-9z">
          <text:p/>
        </draw:path>
        <draw:path draw:style-name="gr40" draw:text-style-name="P35" draw:layer="layout" svg:width="0.017cm" svg:height="0.017cm" svg:x="4.25cm" svg:y="6.387cm" svg:viewBox="0 0 18 18" svg:d="M18 9c0-5-4-9-9-9s-9 4-9 9 4 9 9 9 9-4 9-9z">
          <text:p/>
        </draw:path>
        <draw:path draw:style-name="gr40" draw:text-style-name="P35" draw:layer="layout" svg:width="0.017cm" svg:height="0.017cm" svg:x="4.182cm" svg:y="6.387cm" svg:viewBox="0 0 18 18" svg:d="M18 9c0-5-4-9-9-9s-9 4-9 9 4 9 9 9 9-4 9-9z">
          <text:p/>
        </draw:path>
        <draw:path draw:style-name="gr40" draw:text-style-name="P35" draw:layer="layout" svg:width="0.017cm" svg:height="0.017cm" svg:x="4.092cm" svg:y="6.321cm" svg:viewBox="0 0 18 18" svg:d="M18 9c0-5-4-9-9-9s-9 4-9 9 4 9 9 9 9-4 9-9z">
          <text:p/>
        </draw:path>
        <draw:path draw:style-name="gr40" draw:text-style-name="P35" draw:layer="layout" svg:width="0.017cm" svg:height="0.017cm" svg:x="3.967cm" svg:y="6.292cm" svg:viewBox="0 0 18 18" svg:d="M18 9c0-5-4-9-9-9s-9 4-9 9 4 9 9 9 9-4 9-9z">
          <text:p/>
        </draw:path>
        <draw:path draw:style-name="gr40" draw:text-style-name="P35" draw:layer="layout" svg:width="0.017cm" svg:height="0.017cm" svg:x="3.679cm" svg:y="6.32cm" svg:viewBox="0 0 18 18" svg:d="M18 9c0-5-4-9-9-9s-9 4-9 9 4 9 9 9 9-4 9-9z">
          <text:p/>
        </draw:path>
        <draw:frame draw:style-name="gr47" draw:text-style-name="P37" draw:layer="layout" svg:width="2.794cm" svg:height="0.314cm" svg:x="3.184cm" svg:y="5.326cm">
          <draw:text-box>
            <text:p text:style-name="P36">Floating-Point</text:p>
          </draw:text-box>
        </draw:frame>
        <draw:frame draw:style-name="gr48" draw:text-style-name="P31" draw:layer="layout" svg:width="1.251cm" svg:height="0.239cm" svg:x="4.558cm" svg:y="7.942cm">
          <draw:text-box>
            <text:p text:style-name="P30">Total <text:span text:style-name="T11">1.429 W</text:span></text:p>
          </draw:text-box>
        </draw:frame>
        <draw:path draw:style-name="gr49" draw:text-style-name="P38" draw:layer="layout" svg:width="0.162cm" svg:height="0.932cm" svg:x="8.526cm" svg:y="6.278cm" svg:viewBox="0 0 163 933" svg:d="M0 0c55 0 109 5 163 15l-163 918z">
          <text:p/>
        </draw:path>
        <draw:path draw:style-name="gr50" draw:text-style-name="P39" draw:layer="layout" svg:width="0.301cm" svg:height="0.918cm" svg:x="8.526cm" svg:y="6.292cm" svg:viewBox="0 0 302 919" svg:d="M163 0c47 8 94 20 139 36l-302 883z">
          <text:p/>
        </draw:path>
        <draw:path draw:style-name="gr9" draw:text-style-name="P40" draw:layer="layout" svg:width="0.393cm" svg:height="0.882cm" svg:x="8.526cm" svg:y="6.328cm" svg:viewBox="0 0 394 883" svg:d="M302 0c31 11 62 23 92 37l-394 846z">
          <text:p/>
        </draw:path>
        <draw:path draw:style-name="gr49" draw:text-style-name="P38" draw:layer="layout" svg:width="0.43cm" svg:height="0.845cm" svg:x="8.526cm" svg:y="6.365cm" svg:viewBox="0 0 431 846" svg:d="M394 0c12 6 24 12 37 18l-431 828z">
          <text:p/>
        </draw:path>
        <draw:path draw:style-name="gr50" draw:text-style-name="P39" draw:layer="layout" svg:width="0.521cm" svg:height="0.827cm" svg:x="8.526cm" svg:y="6.383cm" svg:viewBox="0 0 522 828" svg:d="M431 0c31 16 61 34 91 54l-522 774z">
          <text:p/>
        </draw:path>
        <draw:path draw:style-name="gr51" draw:text-style-name="P41" draw:layer="layout" svg:width="0.489cm" svg:height="0.932cm" svg:x="8.036cm" svg:y="6.278cm" svg:viewBox="0 0 490 933" svg:d="M0 139c147-91 317-139 490-139v933z">
          <text:p/>
        </draw:path>
        <draw:path draw:style-name="gr52" draw:text-style-name="P42" draw:layer="layout" svg:width="1.866cm" svg:height="1.727cm" svg:x="7.594cm" svg:y="6.417cm" svg:viewBox="0 0 1867 1728" svg:d="M1455 20c343 232 493 662 369 1056-125 395-495 660-909 652-414-9-773-288-882-688-109-399 58-823 411-1040l489 795z">
          <text:p/>
        </draw:path>
        <draw:path draw:style-name="gr36" draw:text-style-name="P43" draw:layer="layout" svg:width="0.162cm" svg:height="0.932cm" svg:x="8.526cm" svg:y="6.278cm" svg:viewBox="0 0 163 933" svg:d="M0 933v-933c55 0 109 5 163 15">
          <text:p/>
        </draw:path>
        <draw:path draw:style-name="gr36" draw:text-style-name="P43" draw:layer="layout" svg:width="0.301cm" svg:height="0.918cm" svg:x="8.526cm" svg:y="6.292cm" svg:viewBox="0 0 302 919" svg:d="M0 919l163-919c47 8 94 20 139 36">
          <text:p/>
        </draw:path>
        <draw:path draw:style-name="gr36" draw:text-style-name="P43" draw:layer="layout" svg:width="0.393cm" svg:height="0.882cm" svg:x="8.526cm" svg:y="6.328cm" svg:viewBox="0 0 394 883" svg:d="M0 883l302-883c31 11 62 23 92 37">
          <text:p/>
        </draw:path>
        <draw:path draw:style-name="gr36" draw:text-style-name="P43" draw:layer="layout" svg:width="0.43cm" svg:height="0.845cm" svg:x="8.526cm" svg:y="6.365cm" svg:viewBox="0 0 431 846" svg:d="M0 846l394-846c12 6 24 12 37 18">
          <text:p/>
        </draw:path>
        <draw:path draw:style-name="gr36" draw:text-style-name="P43" draw:layer="layout" svg:width="0.521cm" svg:height="0.827cm" svg:x="8.526cm" svg:y="6.383cm" svg:viewBox="0 0 522 828" svg:d="M0 828l431-828c31 16 61 34 91 54">
          <text:p/>
        </draw:path>
        <draw:path draw:style-name="gr36" draw:text-style-name="P43" draw:layer="layout" svg:width="1.866cm" svg:height="1.727cm" svg:x="7.594cm" svg:y="6.417cm" svg:viewBox="0 0 1867 1728" svg:d="M933 795l522-775c343 232 493 662 369 1056-125 395-495 660-909 652-414-9-773-288-882-688-109-399 58-823 411-1040">
          <text:p/>
        </draw:path>
        <draw:path draw:style-name="gr36" draw:text-style-name="P43" draw:layer="layout" svg:width="0.489cm" svg:height="0.932cm" svg:x="8.036cm" svg:y="6.278cm" svg:viewBox="0 0 490 933" svg:d="M490 933l-490-794c147-91 317-139 490-139">
          <text:p/>
        </draw:path>
        <draw:path draw:style-name="gr53" draw:text-style-name="P44" draw:layer="layout" svg:width="0.011cm" svg:height="0.011cm" svg:x="8.309cm" svg:y="6.318cm" svg:viewBox="0 0 12 12" svg:d="M12 6c0-3-3-6-6-6s-6 3-6 6 3 6 6 6 6-3 6-6z">
          <text:p/>
        </draw:path>
        <draw:path draw:style-name="gr53" draw:text-style-name="P44" draw:layer="layout" svg:width="0.011cm" svg:height="0.011cm" svg:x="8.598cm" svg:y="6.322cm" svg:viewBox="0 0 12 12" svg:d="M12 6c0-3-3-6-5-6-4 0-7 3-7 6s3 6 7 6c2 0 5-3 5-6z">
          <text:p/>
        </draw:path>
        <draw:path draw:style-name="gr53" draw:text-style-name="P44" draw:layer="layout" svg:width="0.011cm" svg:height="0.011cm" svg:x="8.742cm" svg:y="6.346cm" svg:viewBox="0 0 12 12" svg:d="M12 7c0-4-3-7-6-7s-6 3-6 7c0 2 3 5 6 5s6-3 6-5z">
          <text:p/>
        </draw:path>
        <draw:path draw:style-name="gr53" draw:text-style-name="P44" draw:layer="layout" svg:width="0.011cm" svg:height="0.011cm" svg:x="8.851cm" svg:y="6.382cm" svg:viewBox="0 0 12 12" svg:d="M12 6c0-3-3-6-6-6s-6 3-6 6 3 6 6 6 6-3 6-6z">
          <text:p/>
        </draw:path>
        <draw:path draw:style-name="gr53" draw:text-style-name="P44" draw:layer="layout" svg:width="0.011cm" svg:height="0.011cm" svg:x="8.912cm" svg:y="6.409cm" svg:viewBox="0 0 12 12" svg:d="M12 7c0-4-3-7-6-7s-6 3-6 7c0 2 3 5 6 5s6-3 6-5z">
          <text:p/>
        </draw:path>
        <draw:path draw:style-name="gr53" draw:text-style-name="P44" draw:layer="layout" svg:width="0.011cm" svg:height="0.011cm" svg:x="8.979cm" svg:y="6.443cm" svg:viewBox="0 0 12 12" svg:d="M12 6c0-3-3-6-6-6s-6 3-6 6 3 6 6 6 6-3 6-6z">
          <text:p/>
        </draw:path>
        <draw:polygon draw:style-name="gr30" draw:text-style-name="P22" draw:layer="layout" svg:width="2.654cm" svg:height="2.099cm" svg:x="7.196cm" svg:y="6.157cm" svg:viewBox="0 0 2655 2100" draw:points="0,0 2655,0 2655,2100 0,2100">
          <text:p/>
        </draw:polygon>
        <draw:polygon draw:style-name="gr30" draw:text-style-name="P29" draw:layer="layout" svg:width="2.62cm" svg:height="2.071cm" svg:x="7.225cm" svg:y="6.143cm" svg:viewBox="0 0 2621 2072" draw:points="0,0 2621,0 2621,2072 0,2072">
          <text:p/>
        </draw:polygon>
        <draw:frame draw:style-name="gr37" draw:text-style-name="P31" draw:layer="layout" svg:width="0.751cm" svg:height="0.239cm" svg:x="7.329cm" svg:y="6.108cm">
          <draw:text-box>
            <text:p text:style-name="P30">PL static</text:p>
          </draw:text-box>
        </draw:frame>
        <draw:polyline draw:style-name="gr7" draw:text-style-name="P32" draw:layer="layout" svg:width="0.986cm" svg:height="0cm" svg:x="7.329cm" svg:y="6.321cm" svg:viewBox="0 0 987 0" draw:points="0,0 247,0 987,0">
          <text:p/>
        </draw:polyline>
        <draw:frame draw:style-name="gr38" draw:text-style-name="P34" draw:layer="layout" svg:width="0.48cm" svg:height="0.239cm" svg:x="7.329cm" svg:y="6.364cm">
          <draw:text-box>
            <text:p text:style-name="P33"><text:span text:style-name="T11">8.3%</text:span></text:p>
          </draw:text-box>
        </draw:frame>
        <draw:frame draw:style-name="gr39" draw:text-style-name="P31" draw:layer="layout" svg:width="0.413cm" svg:height="0.239cm" svg:x="7.329cm" svg:y="7.82cm">
          <draw:text-box>
            <text:p text:style-name="P30">CPU</text:p>
          </draw:text-box>
        </draw:frame>
        <draw:polyline draw:style-name="gr7" draw:text-style-name="P32" draw:layer="layout" svg:width="0.968cm" svg:height="0cm" svg:x="7.329cm" svg:y="8.033cm" svg:viewBox="0 0 969 0" draw:points="0,0 247,0 969,0">
          <text:p/>
        </draw:polyline>
        <draw:path draw:style-name="gr40" draw:text-style-name="P35" draw:layer="layout" svg:width="0.017cm" svg:height="0.017cm" svg:x="8.289cm" svg:y="8.024cm" svg:viewBox="0 0 18 18" svg:d="M18 9c0-5-4-9-9-9s-9 4-9 9 4 9 9 9 9-4 9-9z">
          <text:p/>
        </draw:path>
        <draw:frame draw:style-name="gr41" draw:text-style-name="P34" draw:layer="layout" svg:width="0.586cm" svg:height="0.239cm" svg:x="7.329cm" svg:y="8.076cm">
          <draw:text-box>
            <text:p text:style-name="P33"><text:span text:style-name="T11">83.2%</text:span></text:p>
          </draw:text-box>
        </draw:frame>
        <draw:frame draw:style-name="gr42" draw:text-style-name="P31" draw:layer="layout" svg:width="1.119cm" svg:height="0.239cm" svg:x="7.318cm" svg:y="5.653cm">
          <draw:text-box>
            <text:p text:style-name="P30">Clocks <text:span text:style-name="T11">3.</text:span><text:span text:style-name="T11">4</text:span><text:span text:style-name="T11">%</text:span></text:p>
          </draw:text-box>
        </draw:frame>
        <draw:polyline draw:style-name="gr7" draw:text-style-name="P32" draw:layer="layout" svg:width="0.359cm" svg:height="0.451cm" draw:transform="rotate (-3.14159265358979) translate (8.60427809256307cm 6.32197739494529cm)" svg:viewBox="0 0 360 452" draw:points="360,452 282,452 0,0">
          <text:p/>
        </draw:polyline>
        <draw:frame draw:style-name="gr43" draw:text-style-name="P31" draw:layer="layout" svg:width="1.157cm" svg:height="0.239cm" svg:x="8.979cm" svg:y="5.788cm">
          <draw:text-box>
            <text:p text:style-name="P30">Signals <text:span text:style-name="T11">1.</text:span><text:span text:style-name="T11">7</text:span><text:span text:style-name="T11">%</text:span></text:p>
          </draw:text-box>
        </draw:frame>
        <draw:polyline draw:style-name="gr7" draw:text-style-name="P32" draw:layer="layout" svg:width="0.184cm" svg:height="0.476cm" draw:transform="rotate (-3.14159265358979) translate (8.93325706241594cm 6.346197172075cm)" svg:viewBox="0 0 185 477" draw:points="0,477 47,477 185,0">
          <text:p/>
        </draw:polyline>
        <draw:frame draw:style-name="gr44" draw:text-style-name="P31" draw:layer="layout" svg:width="1.03cm" svg:height="0.239cm" svg:x="9.101cm" svg:y="6.055cm">
          <draw:text-box>
            <text:p text:style-name="P30">Logic <text:span text:style-name="T11">1.1%</text:span></text:p>
          </draw:text-box>
        </draw:frame>
        <draw:polyline draw:style-name="gr7" draw:text-style-name="P32" draw:layer="layout" svg:width="0.2cm" svg:height="0.233cm" draw:transform="rotate (-3.14159265358979) translate (9.05145951068893cm 6.38228807330212cm)" svg:viewBox="0 0 201 234" draw:points="0,234 61,234 201,0">
          <text:p/>
        </draw:polyline>
        <draw:frame draw:style-name="gr45" draw:text-style-name="P31" draw:layer="layout" svg:width="1.153cm" svg:height="0.239cm" svg:x="9.388cm" svg:y="6.344cm">
          <draw:text-box>
            <text:p text:style-name="P30">BRAM <text:span text:style-name="T11">0.7%</text:span></text:p>
          </draw:text-box>
        </draw:frame>
        <draw:polyline draw:style-name="gr7" draw:text-style-name="P32" draw:layer="layout" svg:width="0.621cm" svg:height="0.082cm" draw:transform="rotate (-3.14159265358979) translate (9.54170777777978cm 6.41651250907948cm)" svg:viewBox="0 0 622 83" draw:points="0,83 209,83 622,0">
          <text:p/>
        </draw:polyline>
        <draw:frame draw:style-name="gr46" draw:text-style-name="P31" draw:layer="layout" svg:width="0.925cm" svg:height="0.239cm" svg:x="9.585cm" svg:y="6.8cm">
          <draw:text-box>
            <text:p text:style-name="P30">DSP <text:span text:style-name="T11">1.5%</text:span></text:p>
          </draw:text-box>
        </draw:frame>
        <draw:polyline draw:style-name="gr7" draw:text-style-name="P32" draw:layer="layout" svg:width="0.555cm" svg:height="0.532cm" svg:x="8.986cm" svg:y="6.449cm" svg:viewBox="0 0 556 533" draw:points="556,533 310,533 0,0">
          <text:p/>
        </draw:polyline>
        <draw:frame draw:style-name="gr48" draw:text-style-name="P31" draw:layer="layout" svg:width="1.251cm" svg:height="0.239cm" svg:x="9.251cm" svg:y="7.889cm">
          <draw:text-box>
            <text:p text:style-name="P30">Total <text:span text:style-name="T11">1.424 W</text:span></text:p>
          </draw:text-box>
        </draw:frame>
        <draw:frame draw:style-name="gr54" draw:text-style-name="P37" draw:layer="layout" svg:width="2.8cm" svg:height="0.314cm" svg:x="7.821cm" svg:y="5.328cm">
          <draw:text-box>
            <text:p text:style-name="P36">Hybrid-Float6</text:p>
          </draw:text-box>
        </draw:frame>
        <draw:path draw:style-name="gr8" draw:text-style-name="P45" draw:layer="layout" svg:width="0.188cm" svg:height="0.23cm" svg:x="0.434cm" svg:y="0.758cm" svg:viewBox="0 0 189 231" svg:d="M0 19c0-11 7-19 15-19h159c8 0 15 8 15 19v193c0 9-7 19-15 19h-159c-8 0-15-10-15-19z">
          <text:p/>
        </draw:path>
        <draw:path draw:style-name="gr9" draw:text-style-name="P46" draw:layer="layout" svg:width="0.188cm" svg:height="0.23cm" svg:x="2.026cm" svg:y="0.758cm" svg:viewBox="0 0 189 231" svg:d="M0 19c0-11 7-19 15-19h159c8 0 15 8 15 19v193c0 9-7 19-15 19h-159c-8 0-15-10-15-19z">
          <text:p/>
        </draw:path>
        <draw:frame draw:style-name="gr55" draw:text-style-name="P47" draw:layer="layout" svg:width="1.23cm" svg:height="0.239cm" svg:x="0.649cm" svg:y="0.75cm">
          <draw:text-box>
            <text:p text:style-name="P14"><text:span text:style-name="T12">Floating-Point</text:span></text:p>
          </draw:text-box>
        </draw:frame>
        <draw:frame draw:style-name="gr56" draw:text-style-name="P47" draw:layer="layout" svg:width="1.217cm" svg:height="0.239cm" svg:x="2.239cm" svg:y="0.75cm">
          <draw:text-box>
            <text:p text:style-name="P14"><text:span text:style-name="T12">H</text:span><text:span text:style-name="T12">y</text:span><text:span text:style-name="T12">b</text:span><text:span text:style-name="T12">r</text:span><text:span text:style-name="T12">i</text:span><text:span text:style-name="T12">d</text:span><text:span text:style-name="T12">-</text:span><text:span text:style-name="T12">F</text:span><text:span text:style-name="T12">l</text:span><text:span text:style-name="T12">o</text:span><text:span text:style-name="T12">a</text:span><text:span text:style-name="T12">t</text:span><text:span text:style-name="T12">6</text:span></text:p>
          </draw:text-box>
        </draw:frame>
        <draw:frame draw:style-name="gr2" draw:text-style-name="P4" draw:layer="layout" svg:width="8.833cm" svg:height="0.239cm" svg:x="1.68cm" svg:y="4.782cm">
          <draw:text-box>
            <text:p text:style-name="P3"><text:span text:style-name="T13">Estimated power dissipation </text:span><text:span text:style-name="T13">on the Zynq-7007S AP SoC </text:span><text:span text:style-name="T13">with PS at 666 MHz and PL </text:span><text:span text:style-name="T13">at 200 MHz</text:span></text:p>
          </draw:text-box>
        </draw:frame>
        <draw:line draw:style-name="gr57" draw:text-style-name="P48" draw:layer="layout" svg:x1="0cm" svg:y1="4.572cm" svg:x2="12.192cm" svg:y2="4.572cm">
          <text:p/>
        </draw:line>
        <draw:frame draw:style-name="gr58" draw:text-style-name="P50" draw:layer="layout" svg:width="0.404cm" svg:height="0.239cm" svg:x="1.767cm" svg:y="2.007cm">
          <draw:text-box>
            <text:p text:style-name="P49"><text:span text:style-name="T14">4</text:span><text:span text:style-name="T14">8</text:span><text:span text:style-name="T14">.</text:span><text:span text:style-name="T14">3</text:span><text:span text:style-name="T14">0</text:span></text:p>
          </draw:text-box>
        </draw:frame>
        <draw:frame draw:style-name="gr59" draw:text-style-name="P52" draw:layer="layout" svg:width="0.315cm" svg:height="0.239cm" svg:x="2.453cm" svg:y="2.038cm">
          <draw:text-box>
            <text:p text:style-name="P51"><text:span text:style-name="T14">4</text:span><text:span text:style-name="T14">7.</text:span><text:span text:style-name="T14">0</text:span></text:p>
          </draw:text-box>
        </draw:frame>
        <draw:frame draw:style-name="gr58" draw:text-style-name="P50" draw:layer="layout" svg:width="0.344cm" svg:height="0.239cm" svg:x="0.93cm" svg:y="3.371cm">
          <draw:text-box>
            <text:p text:style-name="P49"><text:span text:style-name="T14">8.</text:span><text:span text:style-name="T14">9</text:span></text:p>
          </draw:text-box>
        </draw:frame>
        <draw:frame draw:style-name="gr58" draw:text-style-name="P50" draw:layer="layout" svg:width="0.344cm" svg:height="0.239cm" svg:x="1.123cm" svg:y="3.137cm">
          <draw:text-box>
            <text:p text:style-name="P49"><text:span text:style-name="T14">16.</text:span><text:span text:style-name="T14">2</text:span></text:p>
          </draw:text-box>
        </draw:frame>
        <draw:frame draw:style-name="gr58" draw:text-style-name="P50" draw:layer="layout" svg:width="0.344cm" svg:height="0.239cm" svg:x="1.532cm" svg:y="3.245cm">
          <draw:text-box>
            <text:p text:style-name="P49"><text:span text:style-name="T14">13.</text:span><text:span text:style-name="T14">0</text:span></text:p>
          </draw:text-box>
        </draw:frame>
        <draw:frame draw:style-name="gr59" draw:text-style-name="P52" draw:layer="layout" svg:width="0.315cm" svg:height="0.239cm" svg:x="2.202cm" svg:y="3.239cm">
          <draw:text-box>
            <text:p text:style-name="P51"><text:span text:style-name="T14">12.9</text:span></text:p>
          </draw:text-box>
        </draw:frame>
        <draw:frame draw:style-name="gr58" draw:text-style-name="P50" draw:layer="layout" svg:width="0.404cm" svg:height="0.239cm" svg:x="5.367cm" svg:y="2.208cm">
          <draw:text-box>
            <text:p text:style-name="P49"><text:span text:style-name="T14">68</text:span><text:span text:style-name="T14">2.</text:span><text:span text:style-name="T14">4</text:span></text:p>
          </draw:text-box>
        </draw:frame>
        <draw:frame draw:style-name="gr59" draw:text-style-name="P52" draw:layer="layout" svg:width="0.404cm" svg:height="0.239cm" svg:x="6.067cm" svg:y="2.242cm">
          <draw:text-box>
            <text:p text:style-name="P51"><text:span text:style-name="T14">66</text:span><text:span text:style-name="T14">8.4</text:span></text:p>
          </draw:text-box>
        </draw:frame>
        <draw:frame draw:style-name="gr58" draw:text-style-name="P50" draw:layer="layout" svg:width="0.404cm" svg:height="0.239cm" svg:x="4.388cm" svg:y="3.442cm">
          <draw:text-box>
            <text:p text:style-name="P49"><text:span text:style-name="T14">12</text:span><text:span text:style-name="T14">5.</text:span><text:span text:style-name="T14">5</text:span></text:p>
          </draw:text-box>
        </draw:frame>
        <draw:frame draw:style-name="gr58" draw:text-style-name="P50" draw:layer="layout" svg:width="0.404cm" svg:height="0.239cm" svg:x="4.665cm" svg:y="3.215cm">
          <draw:text-box>
            <text:p text:style-name="P49"><text:span text:style-name="T14">2</text:span><text:span text:style-name="T14">2</text:span><text:span text:style-name="T14">9</text:span><text:span text:style-name="T14">.</text:span><text:span text:style-name="T14">0</text:span></text:p>
          </draw:text-box>
        </draw:frame>
        <draw:frame draw:style-name="gr58" draw:text-style-name="P50" draw:layer="layout" svg:width="0.404cm" svg:height="0.239cm" svg:x="5.09cm" svg:y="3.325cm">
          <draw:text-box>
            <text:p text:style-name="P49"><text:span text:style-name="T14">1</text:span><text:span text:style-name="T14">8</text:span><text:span text:style-name="T14">1</text:span><text:span text:style-name="T14">.</text:span><text:span text:style-name="T14">6</text:span></text:p>
          </draw:text-box>
        </draw:frame>
        <draw:frame draw:style-name="gr59" draw:text-style-name="P52" draw:layer="layout" svg:width="0.404cm" svg:height="0.239cm" svg:x="5.767cm" svg:y="3.317cm">
          <draw:text-box>
            <text:p text:style-name="P51"><text:span text:style-name="T14">1</text:span><text:span text:style-name="T14">8</text:span><text:span text:style-name="T14">1</text:span><text:span text:style-name="T14">.</text:span><text:span text:style-name="T14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7:22:50.521268213</dc:date>
    <meta:editing-duration>PT7H1M39S</meta:editing-duration>
    <meta:editing-cycles>128</meta:editing-cycles>
    <meta:document-statistic meta:object-count="261"/>
  </office:meta>
</office:document-meta>
</file>